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 draw:shadow="hidden"/>
    </style:style>
    <style:style style:name="gr2" style:family="graphic">
      <style:graphic-properties style:protect="size"/>
    </style:style>
    <style:style style:name="pr1" style:family="presentation" style:parent-style-name="Predeterminado-title">
      <style:graphic-properties draw:stroke="none" draw:fill="none" draw:fill-color="#ffffff" draw:textarea-horizontal-align="justify" draw:textarea-vertical-align="middle" draw:auto-grow-height="true" draw:auto-grow-width="false" fo:min-height="3.256cm" fo:min-width="0cm" fo:padding-top="0cm" fo:padding-bottom="0cm" fo:padding-left="0cm" fo:padding-right="0cm" fo:wrap-option="wrap" draw:shadow="hidden" draw:shadow-color="#808080"/>
    </style:style>
    <style:style style:name="pr2" style:family="presentation" style:parent-style-name="Predeterminado-notes">
      <style:graphic-properties draw:stroke="none" draw:fill="none" draw:fill-color="#ffffff" draw:auto-grow-height="true" fo:min-height="13.363cm" draw:shadow="hidden"/>
    </style:style>
    <style:style style:name="pr3" style:family="presentation" style:parent-style-name="Predeterminado-title">
      <style:graphic-properties draw:stroke="none" draw:fill="none" draw:fill-color="#ffffff" draw:textarea-horizontal-align="justify" draw:textarea-vertical-align="middle" draw:auto-grow-height="true" draw:auto-grow-width="false" fo:min-height="3.507cm" fo:min-width="0cm" fo:padding-top="0cm" fo:padding-bottom="0cm" fo:padding-left="0cm" fo:padding-right="0cm" fo:wrap-option="wrap" draw:shadow="hidden" draw:shadow-color="#808080"/>
    </style:style>
    <style:style style:name="pr4" style:family="presentation" style:parent-style-name="Predeterminado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861cm" fo:min-width="0cm" fo:padding-top="0cm" fo:padding-bottom="0cm" fo:padding-left="0cm" fo:padding-right="0cm" fo:wrap-option="wrap" draw:shadow="hidden" draw:shadow-color="#808080"/>
    </style:style>
    <style:style style:name="pr5" style:family="presentation" style:parent-style-name="Predeterminado-title">
      <style:graphic-properties draw:stroke="none" draw:fill="none" draw:fill-color="#ffffff" draw:textarea-horizontal-align="justify" draw:textarea-vertical-align="middle" draw:auto-grow-height="true" draw:auto-grow-width="false" fo:min-height="3.874cm" fo:min-width="0cm" fo:padding-top="0cm" fo:padding-bottom="0cm" fo:padding-left="0cm" fo:padding-right="0cm" fo:wrap-option="wrap" draw:shadow="hidden" draw:shadow-color="#808080"/>
    </style:style>
    <style:style style:name="pr6" style:family="presentation" style:parent-style-name="Predeterminado-subtitle">
      <style:graphic-properties draw:fill-color="#ffffff" fo:min-height="13.61cm"/>
    </style:style>
    <style:style style:name="P1" style:family="paragraph">
      <style:paragraph-properties fo:margin-left="0cm" fo:margin-right="0cm" fo:text-indent="0cm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text-align="center" fo:text-indent="0cm" style:line-break="strict"/>
    </style:style>
    <style:style style:name="P4" style:family="paragraph">
      <style:paragraph-properties fo:margin-left="0cm" fo:margin-right="0cm" fo:margin-top="0cm" fo:margin-bottom="0.502cm" fo:text-indent="0cm" style:line-break="strict"/>
    </style:style>
    <style:style style:name="P5" style:family="paragraph">
      <style:paragraph-properties fo:margin-left="1.199cm" fo:margin-right="0cm" fo:margin-top="0cm" fo:margin-bottom="0.502cm" fo:text-indent="-0.9cm" style:line-break="strict"/>
    </style:style>
    <style:style style:name="P6" style:family="paragraph">
      <style:text-properties fo:font-size="36pt" style:font-size-asian="36pt" style:font-size-complex="36pt"/>
    </style:style>
    <style:style style:name="P7" style:family="paragraph">
      <style:paragraph-properties style:writing-mode="lr-tb" style:font-independent-line-spacing="true"/>
      <style:text-properties fo:font-size="36pt" style:font-size-asian="36pt" style:font-size-complex="36pt"/>
    </style:style>
    <style:style style:name="P8" style:family="paragraph">
      <style:text-properties fo:font-size="36pt" fo:font-weight="bold" style:font-size-asian="36pt" style:font-weight-asian="bold" style:font-size-complex="36pt" style:font-weight-complex="bold"/>
    </style:style>
    <style:style style:name="P9" style:family="paragraph">
      <style:paragraph-properties style:writing-mode="lr-tb" style:font-independent-line-spacing="true"/>
      <style:text-properties fo:font-size="36pt" fo:font-weight="bold" style:font-size-asian="36pt" style:font-weight-asian="bold" style:font-size-complex="36pt" style:font-weight-complex="bold"/>
    </style:style>
    <style:style style:name="P10" style:family="paragraph">
      <style:paragraph-properties fo:margin-left="0cm" fo:margin-right="0cm" fo:text-indent="0cm" style:line-break="strict"/>
      <style:text-properties fo:font-size="40pt" style:font-size-asian="40pt" style:font-size-complex="40pt"/>
    </style:style>
    <style:style style:name="P11" style:family="paragraph">
      <style:paragraph-properties style:writing-mode="lr-tb" style:font-independent-line-spacing="true"/>
      <style:text-properties fo:font-size="40pt" style:font-size-asian="40pt" style:font-size-complex="40pt"/>
    </style:style>
    <style:style style:name="P12" style:family="paragraph">
      <style:text-properties fo:font-size="36pt" fo:font-weight="normal" style:font-size-asian="36pt" style:font-weight-asian="normal" style:font-size-complex="36pt" style:font-weight-complex="normal"/>
    </style:style>
    <style:style style:name="P13" style:family="paragraph">
      <style:paragraph-properties style:writing-mode="lr-tb" style:font-independent-line-spacing="true"/>
      <style:text-properties fo:font-size="36pt" fo:font-weight="normal" style:font-size-asian="36pt" style:font-weight-asian="normal" style:font-size-complex="36pt" style:font-weight-complex="normal"/>
    </style:style>
    <style:style style:name="P14" style:family="paragraph">
      <style:paragraph-properties fo:margin-left="0cm" fo:margin-right="0cm" fo:text-indent="0cm" style:line-break="strict"/>
      <style:text-properties fo:font-size="44pt" style:font-size-asian="44pt" style:font-size-complex="44pt"/>
    </style:style>
    <style:style style:name="P15" style:family="paragraph">
      <style:paragraph-properties fo:margin-left="0cm" fo:margin-right="0cm" fo:text-indent="0cm" style:line-break="strict" style:writing-mode="lr-tb" style:font-independent-line-spacing="true"/>
      <style:text-properties fo:font-size="44pt" style:font-size-asian="44pt" style:font-size-complex="44pt"/>
    </style:style>
    <style:style style:name="P16" style:family="paragraph">
      <style:paragraph-properties fo:text-align="start"/>
    </style:style>
    <style:style style:name="P17" style:family="paragraph">
      <style:paragraph-properties fo:text-align="start"/>
      <style:text-properties fo:font-weight="bold" style:font-weight-asian="bold" style:font-weight-complex="bold"/>
    </style:style>
    <style:style style:name="T1" style:family="text">
      <style:text-properties fo:color="#000000" fo:language="es" fo:country="ES"/>
    </style:style>
    <style:style style:name="T2" style:family="text">
      <style:text-properties fo:color="#000000" fo:font-size="24pt" fo:language="es" fo:country="ES" style:font-size-asian="24pt" style:font-size-complex="24pt"/>
    </style:style>
    <style:style style:name="T3" style:family="text">
      <style:text-properties fo:color="#000000" fo:font-family="'Times New Roman'" style:font-family-generic="roman" style:font-pitch="variable" fo:font-size="26pt" fo:language="es" fo:country="ES" style:font-size-complex="14.8000001907349pt"/>
    </style:style>
    <style:style style:name="T4" style:family="text">
      <style:text-properties fo:color="#000000" fo:font-family="'Times New Roman'" style:font-family-generic="roman" style:font-pitch="variable" fo:font-size="26pt" fo:language="es" fo:country="ES" fo:font-weight="bold" style:font-size-complex="14.8000001907349pt" style:font-weight-complex="bold"/>
    </style:style>
    <style:style style:name="T5" style:family="text">
      <style:text-properties fo:color="#000000" fo:font-family="'Times New Roman'" style:font-family-generic="roman" style:font-pitch="variable" fo:font-size="36pt" fo:language="es" fo:country="ES" style:font-size-asian="36pt" style:font-size-complex="36pt"/>
    </style:style>
    <style:style style:name="T6" style:family="text">
      <style:text-properties fo:color="#000000" fo:font-family="'Times New Roman'" style:font-family-generic="roman" style:font-pitch="variable" fo:font-size="36pt" fo:language="es" fo:country="ES" fo:font-style="italic" style:font-size-asian="36pt" style:font-size-complex="36pt" style:font-style-complex="italic"/>
    </style:style>
    <style:style style:name="T7" style:family="text">
      <style:text-properties fo:color="#000000" fo:font-family="'Times New Roman'" style:font-family-generic="roman" style:font-pitch="variable" fo:font-size="36pt" fo:language="es" fo:country="ES" fo:font-weight="bold" style:font-size-asian="36pt" style:font-size-complex="36pt" style:font-weight-complex="bold"/>
    </style:style>
    <style:style style:name="T8" style:family="text">
      <style:text-properties fo:color="#000000" fo:font-family="'Times New Roman'" style:font-family-generic="roman" style:font-pitch="variable" fo:font-size="32pt" fo:language="es" fo:country="ES" style:font-size-asian="32pt" style:font-size-complex="32pt"/>
    </style:style>
    <style:style style:name="T9" style:family="text">
      <style:text-properties fo:color="#000000" fo:font-size="32pt" fo:language="es" fo:country="ES" style:font-size-asian="32pt" style:font-size-complex="32pt"/>
    </style:style>
    <style:style style:name="T10" style:family="text">
      <style:text-properties fo:color="#000000" fo:font-family="'Times New Roman'" style:font-family-generic="roman" style:font-pitch="variable" fo:font-size="32pt" fo:language="es" fo:country="ES" fo:font-weight="bold" style:font-size-asian="32pt" style:language-asian="en" style:country-asian="US" style:font-size-complex="32pt" style:font-weight-complex="bold"/>
    </style:style>
    <style:style style:name="T11" style:family="text">
      <style:text-properties fo:color="#000000" fo:font-family="'Times New Roman'" style:font-family-generic="roman" style:font-pitch="variable" fo:font-size="32pt" fo:language="es" fo:country="ES" style:font-size-asian="32pt" style:language-asian="en" style:country-asian="US" style:font-size-complex="32pt"/>
    </style:style>
    <style:style style:name="T12" style:family="text">
      <style:text-properties fo:color="#000000" fo:font-family="'Times New Roman'" style:font-family-generic="roman" style:font-pitch="variable" fo:font-size="26pt" fo:language="es" fo:country="ES" fo:font-weight="bold" style:font-weight-asian="normal" style:font-size-complex="14.8000001907349pt" style:font-weight-complex="bold"/>
    </style:style>
    <style:style style:name="T13" style:family="text">
      <style:text-properties fo:color="#000000" fo:font-family="'Times New Roman'" style:font-family-generic="roman" style:font-pitch="variable" fo:font-size="26pt" fo:language="es" fo:country="ES" fo:font-weight="normal" style:font-weight-asian="normal" style:font-size-complex="14.8000001907349pt" style:font-weight-complex="normal"/>
    </style:style>
    <style:style style:name="T14" style:family="text">
      <style:text-properties fo:color="#000000" fo:language="es" fo:country="ES" fo:font-weight="normal" style:font-weight-asian="normal" style:font-weight-complex="normal"/>
    </style:style>
    <style:style style:name="T15" style:family="text">
      <style:text-properties fo:color="#000000" fo:font-family="'Times New Roman'" style:font-family-generic="roman" style:font-pitch="variable" fo:font-size="127.800003051758pt" fo:language="es" fo:country="ES" style:font-size-asian="127.800003051758pt" style:font-weight-asian="normal" style:font-size-complex="127.800003051758pt"/>
    </style:style>
    <style:style style:name="T16" style:family="text">
      <style:text-properties fo:color="#000000" fo:font-family="'Times New Roman'" style:font-family-generic="roman" style:font-pitch="variable" fo:font-size="127.800003051758pt" fo:language="es" fo:country="ES" fo:font-weight="bold" style:font-size-asian="127.800003051758pt" style:font-weight-asian="bold" style:font-size-complex="127.800003051758pt" style:font-weight-complex="bold"/>
    </style:style>
    <style:style style:name="T17" style:family="text">
      <style:text-properties fo:color="#000000" fo:font-family="'Times New Roman'" style:font-family-generic="roman" style:font-pitch="variable" fo:font-size="127.800003051758pt" fo:language="es" fo:country="ES" fo:font-weight="normal" style:font-size-asian="127.800003051758pt" style:font-weight-asian="normal" style:font-size-complex="127.800003051758pt" style:font-weight-complex="normal"/>
    </style:style>
    <style:style style:name="T18" style:family="text">
      <style:text-properties fo:color="#000000" fo:font-family="'Times New Roman'" style:font-family-generic="roman" style:font-pitch="variable" fo:font-size="44pt" fo:language="es" fo:country="ES" fo:font-weight="normal" style:font-size-asian="44pt" style:font-weight-asian="normal" style:font-size-complex="44pt" style:font-weight-complex="normal"/>
    </style:style>
    <style:style style:name="T19" style:family="text">
      <style:text-properties fo:color="#000000" fo:font-family="'Times New Roman'" style:font-family-generic="roman" style:font-pitch="variable" fo:font-size="36pt" fo:language="es" fo:country="ES" style:font-size-asian="36pt" style:font-weight-asian="normal" style:font-size-complex="36pt"/>
    </style:style>
    <style:style style:name="T20" style:family="text">
      <style:text-properties fo:color="#000000" fo:font-family="'Times New Roman'" style:font-family-generic="roman" style:font-pitch="variable" fo:font-size="36pt" fo:language="es" fo:country="ES" fo:font-weight="bold" style:font-size-asian="36pt" style:font-weight-asian="bold" style:font-size-complex="36pt" style:font-weight-complex="bold"/>
    </style:style>
    <style:style style:name="T21" style:family="text">
      <style:text-properties fo:color="#000000" fo:font-family="'Times New Roman'" style:font-family-generic="roman" style:font-pitch="variable" fo:font-size="36pt" fo:language="es" fo:country="ES" fo:font-weight="normal" style:font-size-asian="36pt" style:font-weight-asian="normal" style:font-size-complex="36pt" style:font-weight-complex="normal"/>
    </style:style>
    <style:style style:name="T22" style:family="text">
      <style:text-properties fo:color="#000000" fo:font-size="40pt" fo:language="es" fo:country="ES" style:font-size-asian="40pt" style:font-size-complex="40pt"/>
    </style:style>
    <style:style style:name="T23" style:family="text">
      <style:text-properties fo:color="#000000" fo:font-size="44pt" fo:language="es" fo:country="ES" style:font-size-asian="44pt" style:font-size-complex="44pt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normal" style:font-weight-asian="normal" style:font-weight-complex="normal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299cm" text:min-label-width="0.9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●">
        <style:list-level-properties text:min-label-width="0.952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">
        <style:list-level-properties text:min-label-width="0.952cm"/>
        <style:text-properties fo:font-family="StarSymbol" style:font-charset="x-symbol" fo:color="#000000" fo:font-size="45%"/>
      </text:list-level-style-bullet>
      <text:list-level-style-bullet text:level="2" text:bullet-char="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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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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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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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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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➢">
        <style:list-level-properties text:min-label-width="0.952cm"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➢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8">
      <text:list-level-style-bullet text:level="1" text:bullet-char="•">
        <style:list-level-properties text:min-label-width="0.952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 draw:id="id1">
        <office:forms form:automatic-focus="false" form:apply-design-mode="false"/>
        <draw:frame presentation:style-name="pr1" draw:text-style-name="P2" draw:id="id2" draw:layer="layout" svg:width="25.197cm" svg:height="3.873cm" svg:x="1.397cm" svg:y="0.652cm" presentation:class="title" presentation:user-transformed="true">
          <draw:text-box>
            <text:p text:style-name="P1"><text:span text:style-name="T1">UNIDAD 16: MATERIALES PLÁSTICOS</text:span></text:p>
          </draw:text-box>
        </draw:frame>
        <draw:custom-shape draw:style-name="gr1" draw:text-style-name="P2" draw:layer="layout" svg:width="22.498cm" svg:height="2.35cm" svg:x="2.999cm" svg:y="13cm">
          <text:p text:style-name="P3"><text:span text:style-name="T2">TECNOLOGÍA INDUSTRIAL 1º BACHILLERATO</text:span></text:p>
          <text:p text:style-name="P3"><text:span text:style-name="T2">IES EDUARDO VALENCIA</text:span></text:p>
          <draw:enhanced-geometry svg:viewBox="0 0 21600 21600" draw:type="mso-spt202" draw:enhanced-path="M 0 0 L 21600 0 21600 21600 0 21600 0 0 Z N"/>
        </draw:custom-shape>
        <anim:par presentation:node-type="timing-root">
          <anim:par smil:begin="id1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id2" smil:attributeName="visibility" smil:to="visible"/>
                  <anim:transitionFilter smil:dur="2s" smil:targetElement="id2" smil:type="fade" smil:subtype="crossfade"/>
                  <anim:animate smil:dur="2s" smil:fill="hold" smil:targetElement="id2" smil:attributeName="width" smil:values="0;1" smil:keyTimes="0;1" anim:formula="width*sin(2.5*pi*$)"/>
                  <anim:animate smil:dur="2s" smil:fill="hold" smil:targetElement="id2" smil:attributeName="height" smil:values="height;height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7cm" svg:height="11.134cm" svg:x="3.074cm" svg:y="2.258cm" draw:page-number="1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 draw:id="id3">
        <office:forms form:automatic-focus="false" form:apply-design-mode="false"/>
        <draw:frame presentation:style-name="pr3" draw:text-style-name="P2" draw:layer="layout" svg:width="25.197cm" svg:height="3.507cm" svg:x="1.397cm" svg:y="0.838cm" presentation:class="title" presentation:user-transformed="true">
          <draw:text-box>
            <text:p text:style-name="P1"><text:span text:style-name="T1">ÍNDICE</text:span></text:p>
          </draw:text-box>
        </draw:frame>
        <draw:frame presentation:style-name="pr4" draw:text-style-name="P2" draw:layer="layout" svg:width="25.197cm" svg:height="13.86cm" svg:x="1.397cm" svg:y="4.912cm" presentation:class="outline" presentation:user-transformed="true">
          <draw:text-box>
            <text:list text:style-name="L3">
              <text:list-item>
                <text:p text:style-name="P4"><text:span text:style-name="T1">LOS PLÁSTICOS</text:span></text:p>
              </text:list-item>
              <text:list-item>
                <text:p text:style-name="P4"><text:span text:style-name="T1">POLIMERIZACIÓN</text:span></text:p>
              </text:list-item>
              <text:list-item>
                <text:p text:style-name="P4"><text:span text:style-name="T1">FUERZAS DE ENLACE </text:span></text:p>
              </text:list-item>
              <text:list-item>
                <text:p text:style-name="P4"><text:span text:style-name="T1">CLASIFICACIÓN</text:span></text:p>
              </text:list-item>
              <text:list-item>
                <text:p text:style-name="P4"><text:span text:style-name="T1">TERMOPLÁSTICOS</text:span></text:p>
              </text:list-item>
              <text:list-item>
                <text:p text:style-name="P4"><text:span text:style-name="T1">TERMOESTABLES</text:span></text:p>
              </text:list-item>
              <text:list-item>
                <text:p text:style-name="P4"><text:span text:style-name="T1">ELASTÓMEROS</text:span></text:p>
              </text:list-item>
              <text:list-item>
                <text:p text:style-name="P4"><text:span text:style-name="T1">PLÁSTICOS MEJORADOS</text:span></text:p>
              </text:list-item>
              <text:list-item>
                <text:p text:style-name="P4"><text:span text:style-name="T1">IMPACTO MEDIOAMBIENTAL</text:span></text:p>
              </text:list-item>
            </text:list>
          </draw:text-box>
        </draw:frame>
        <anim:par presentation:node-type="timing-root">
          <anim:par smil:begin="id3.begin">
            <anim:transitionFilter smil:dur="2s" smil:type="random"/>
          </anim:par>
          <anim:seq smil:fill="hold" presentation:node-type="main-sequence"/>
        </anim:par>
        <presentation:notes draw:style-name="dp2">
          <draw:page-thumbnail draw:style-name="gr2" draw:layer="layout" svg:width="14.847cm" svg:height="11.134cm" svg:x="3.074cm" svg:y="2.258cm" draw:page-number="2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 draw:id="id4">
        <office:forms form:automatic-focus="false" form:apply-design-mode="false"/>
        <draw:frame presentation:style-name="pr1" draw:text-style-name="P2" draw:layer="layout" svg:width="25.197cm" svg:height="3.256cm" svg:x="1.397cm" svg:y="0.96cm" presentation:class="title" presentation:user-transformed="true">
          <draw:text-box>
            <text:p text:style-name="P1"><text:span text:style-name="T1">1. LOS PLÁSTICOS</text:span></text:p>
          </draw:text-box>
        </draw:frame>
        <draw:frame presentation:style-name="pr4" draw:text-style-name="P2" draw:id="id5" draw:layer="layout" svg:width="25.197cm" svg:height="13.86cm" svg:x="1.397cm" svg:y="4.912cm" presentation:class="outline" presentation:user-transformed="true">
          <draw:text-box>
            <text:p><text:span text:style-name="T1">SI BIEN HAY PLÁSTICOS (POLÍMEROS) NATURALES, LA MAYORÍA SON DE TIPO ARTIFICIAL, CON UNA BASE PROVINIENTE DEL PETRÓLEO.</text:span></text:p>
            <text:p><text:span text:style-name="T3">LOS PLÁSTICOS SON </text:span><text:span text:style-name="T4">POLÍMEROS</text:span></text:p>
            <text:p><text:span text:style-name="T3">LOS POLÍMEROS SON </text:span><text:span text:style-name="T4">CONJUNTOS DE MONÓMEROS.</text:span></text:p>
            <text:p><text:span text:style-name="T3">UN MONÓMERO ES </text:span><text:span text:style-name="T4">UNA CADENA POLIMOLECULAR</text:span></text:p>
            <text:p text:style-name="P5"><text:span text:style-name="T1"/></text:p>
          </draw:text-box>
        </draw:frame>
        <anim:par presentation:node-type="timing-root">
          <anim:par smil:begin="id4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" smil:attributeName="visibility" smil:to="visible"/>
                  <anim:animate smil:dur="0.5s" smil:fill="hold" smil:targetElement="" smil:attributeName="x" smil:values="x;x" smil:keyTimes="0;1"/>
                  <anim:animate smil:dur="0.5s" smil:fill="hold" smil:targetElement="" smil:attributeName="y" smil:values="1+height/2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x;x" smil:keyTimes="0;1"/>
                  <anim:animate smil:dur="0.5s" smil:fill="hold" smil:targetElement="id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7cm" svg:height="11.134cm" svg:x="3.074cm" svg:y="2.258cm" draw:page-number="3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 draw:id="id6">
        <office:forms form:automatic-focus="false" form:apply-design-mode="false"/>
        <draw:frame presentation:style-name="pr1" draw:text-style-name="P2" draw:layer="layout" svg:width="25.197cm" svg:height="3.873cm" svg:x="1.397cm" svg:y="0.652cm" presentation:class="title" presentation:user-transformed="true">
          <draw:text-box>
            <text:p text:style-name="P1"><text:span text:style-name="T1">2. REACCIONES DE POLIMERIZACIÓN</text:span></text:p>
          </draw:text-box>
        </draw:frame>
        <draw:frame presentation:style-name="pr4" draw:text-style-name="P2" draw:layer="layout" svg:width="25.197cm" svg:height="13.86cm" svg:x="1.397cm" svg:y="4.912cm" presentation:class="outline" presentation:user-transformed="true">
          <draw:text-box>
            <text:p><text:span text:style-name="T5">LA POLIMERIZACIÓN ES EL PROCESO QUÍMICO POR EL QUE SE VAN </text:span><text:span text:style-name="T6">ADICIONANDO MONÓMEROS</text:span><text:span text:style-name="T7"> </text:span><text:span text:style-name="T5">A LA CADENA QUE CONFORMA EL PLÁSTICO.</text:span></text:p>
            <text:p><text:span text:style-name="T5">EL MONÓMERO SE VA REPITIENDO DENTRO DEL POLÍMERO.</text:span></text:p>
            <text:p><text:span text:style-name="T5"/></text:p>
            <text:p><text:span text:style-name="T5">PARA QUE LOS MONÓMEROS SE UNAN, ES NECESARIO QUE CUENTEN CON GRUPOS REACTIVOS, A TRAVÉS DE LOS CUALES PUEDAN CONSEGUIR LA UNIÓN</text:span><text:span text:style-name="T8">.</text:span></text:p>
            <text:p text:style-name="P5"><text:span text:style-name="T9"/></text:p>
          </draw:text-box>
        </draw:frame>
        <anim:par presentation:node-type="timing-root">
          <anim:par smil:begin="id6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" smil:attributeName="visibility" smil:to="visible"/>
                  <anim:animate smil:dur="0.5s" smil:fill="hold" smil:targetElement="" smil:attributeName="x" smil:values="1+width/2;x" smil:keyTimes="0;1"/>
                  <anim:animate smil:dur="0.5s" smil:fill="hold" smil:targetElement="" smil:attributeName="y" smil:values="0-height/2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7cm" svg:height="11.134cm" svg:x="3.074cm" svg:y="2.258cm" draw:page-number="4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 draw:id="id7">
        <office:forms form:automatic-focus="false" form:apply-design-mode="false"/>
        <draw:frame presentation:style-name="pr1" draw:text-style-name="P2" draw:layer="layout" svg:width="25.197cm" svg:height="3.873cm" svg:x="1.397cm" svg:y="0.652cm" presentation:class="title" presentation:user-transformed="true">
          <draw:text-box>
            <text:p text:style-name="P1"><text:span text:style-name="T1">2. REACCIONES DE POLIMERIZACIÓN</text:span></text:p>
          </draw:text-box>
        </draw:frame>
        <draw:frame presentation:style-name="pr4" draw:text-style-name="P2" draw:layer="layout" svg:width="25.197cm" svg:height="13.86cm" svg:x="1.397cm" svg:y="4.912cm" presentation:class="outline" presentation:user-transformed="true">
          <draw:text-box>
            <text:p><text:span text:style-name="T4">GRADO DE POLIMERIZACIÓN: </text:span><text:span text:style-name="T3">NÚMERO DE VECES QUE PUEDE APRECIARSE LA REPETICIÓN DEL MONÓMERO BASE.</text:span></text:p>
            <text:p><text:span text:style-name="T1"/></text:p>
            <text:p><text:span text:style-name="T3">LA POLIMERIZACIÓN SE SUELE REALIZAR A TRAVÉS DE LOS PROCESOS DE </text:span><text:span text:style-name="T4">POLIADICIÓN </text:span><text:span text:style-name="T3">Y DE </text:span><text:span text:style-name="T4">POLICONDENSACIÓN</text:span></text:p>
            <text:p text:style-name="P5"><text:span text:style-name="T1"/></text:p>
          </draw:text-box>
        </draw:frame>
        <anim:par presentation:node-type="timing-root">
          <anim:par smil:begin="id7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" smil:attributeName="visibility" smil:to="visible"/>
                  <anim:transitionFilter smil:dur="2s" smil:targetElement="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  <anim:animate smil:dur="2s" smil:fill="hold" smil:targetElement="id5" smil:attributeName="width" smil:values="0;1" smil:keyTimes="0;1" anim:formula="width*sin(2.5*pi*$)"/>
                  <anim:animate smil:dur="2s" smil:fill="hold" smil:targetElement="id5" smil:attributeName="height" smil:values="height;height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7cm" svg:height="11.134cm" svg:x="3.074cm" svg:y="2.258cm" draw:page-number="5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 draw:id="id8">
        <office:forms form:automatic-focus="false" form:apply-design-mode="false"/>
        <draw:frame presentation:style-name="pr1" draw:text-style-name="P2" draw:layer="layout" svg:width="25.197cm" svg:height="3.873cm" svg:x="1.397cm" svg:y="0.652cm" presentation:class="title" presentation:user-transformed="true">
          <draw:text-box>
            <text:p text:style-name="P1"><text:span text:style-name="T1">2. REACCIONES DE POLIMERIZACIÓN </text:span></text:p>
          </draw:text-box>
        </draw:frame>
        <draw:frame presentation:style-name="pr4" draw:text-style-name="P2" draw:layer="layout" svg:width="25.197cm" svg:height="13.86cm" svg:x="1.397cm" svg:y="4.912cm" presentation:class="outline" presentation:user-transformed="true">
          <draw:text-box>
            <text:p><text:span text:style-name="T10">POLIADICIÓN</text:span><text:span text:style-name="T11">: PROCESO POR EL QUE SE VAN AÑADIENDO MONÓMEROS DEL MISMO TIPO. SI EXISTE MÁS DE UN TIPO DE MONÓMERO, HABLAMOS DE </text:span><text:span text:style-name="T10">COPOLIMERIZACIÓN</text:span></text:p>
            <text:p text:style-name="P5"><text:span text:style-name="T1"/></text:p>
          </draw:text-box>
        </draw:frame>
        <anim:par presentation:node-type="timing-root">
          <anim:par smil:begin="id8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" smil:attributeName="visibility" smil:to="visible"/>
                  <anim:transitionFilter smil:dur="2s" smil:targetElement="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  <anim:animate smil:dur="2s" smil:fill="hold" smil:targetElement="id5" smil:attributeName="width" smil:values="0;1" smil:keyTimes="0;1" anim:formula="width*sin(2.5*pi*$)"/>
                  <anim:animate smil:dur="2s" smil:fill="hold" smil:targetElement="id5" smil:attributeName="height" smil:values="height;height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7cm" svg:height="11.134cm" svg:x="3.074cm" svg:y="2.258cm" draw:page-number="6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 draw:id="id9">
        <office:forms form:automatic-focus="false" form:apply-design-mode="false"/>
        <draw:frame presentation:style-name="pr1" draw:text-style-name="P2" draw:layer="layout" svg:width="25.197cm" svg:height="3.873cm" svg:x="1.397cm" svg:y="0.652cm" presentation:class="title" presentation:user-transformed="true">
          <draw:text-box>
            <text:p text:style-name="P1"><text:span text:style-name="T1">2. REACCIONES DE POLIMERIZACIÓN </text:span></text:p>
          </draw:text-box>
        </draw:frame>
        <draw:frame presentation:style-name="pr4" draw:text-style-name="P2" draw:layer="layout" svg:width="25.197cm" svg:height="13.86cm" svg:x="1.397cm" svg:y="4.912cm" presentation:class="outline" presentation:user-transformed="true">
          <draw:text-box>
            <text:p><text:span text:style-name="T12">POLICONDENSACIÓN</text:span><text:span text:style-name="T13">: EN ESTE CASO, A MEDIDA QUE VOY AÑADIENDO MONÓMEROS, SE VAN DESPRENDIENDO OTRAS SUSTANCIAS (AGUA, ALCOHOL, AMONIACO…)</text:span></text:p>
            <text:p><text:span text:style-name="T14"/></text:p>
            <text:p text:style-name="P5"><text:span text:style-name="T1"/></text:p>
          </draw:text-box>
        </draw:frame>
        <anim:par presentation:node-type="timing-root">
          <anim:par smil:begin="id9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" smil:attributeName="visibility" smil:to="visible"/>
                  <anim:animate smil:dur="0.5s" smil:fill="hold" smil:targetElement="" smil:attributeName="x" smil:values="1+width/2;x" smil:keyTimes="0;1"/>
                  <anim:animate smil:dur="0.5s" smil:fill="hold" smil:targetElement="" smil:attributeName="y" smil:values="0-height/2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x;x" smil:keyTimes="0;1"/>
                  <anim:animate smil:dur="0.5s" smil:fill="hold" smil:targetElement="id5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7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 draw:id="id10">
        <office:forms form:automatic-focus="false" form:apply-design-mode="false"/>
        <draw:frame presentation:style-name="pr1" draw:text-style-name="P2" draw:layer="layout" svg:width="25.197cm" svg:height="3.873cm" svg:x="1.397cm" svg:y="0.652cm" presentation:class="title" presentation:user-transformed="true">
          <draw:text-box>
            <text:p text:style-name="P1"><text:span text:style-name="T1">3. FUERZAS DE ENLACE EN LOS POLÍMEROS. </text:span></text:p>
          </draw:text-box>
        </draw:frame>
        <draw:frame presentation:style-name="pr4" draw:text-style-name="P2" draw:layer="layout" svg:width="25.197cm" svg:height="13.86cm" svg:x="1.397cm" svg:y="4.912cm" presentation:class="outline" presentation:user-transformed="true">
          <draw:text-box>
            <text:p><text:span text:style-name="T15">EXISTEN DOS TIPOS DE FUERZAS DE ENLACE:</text:span></text:p>
            <text:list text:style-name="L5">
              <text:list-item>
                <text:p><text:span text:style-name="T16">INTRAMOLECULARES </text:span><text:span text:style-name="T17">(UNEN LOS ÁTOMOS EN LA MOLÉCULA)</text:span></text:p>
              </text:list-item>
              <text:list-item>
                <text:p><text:span text:style-name="T16">INTERMOLECULARES </text:span><text:span text:style-name="T17">(UNEN A LAS MOLÉCULAS ENTRE SÍ).</text:span></text:p>
                <text:p><text:span text:style-name="T18"/></text:p>
                <text:p><text:span text:style-name="T17">LA RESISTENCIA MECÁNICA DE UN POLÍMERO DEPENDE, EN PARTE, DE SU PESO MOLECULAR MEDIO.</text:span></text:p>
              </text:list-item>
            </text:list>
            <text:p><text:span text:style-name="T14"/></text:p>
            <text:p text:style-name="P5"><text:span text:style-name="T1"/></text:p>
          </draw:text-box>
        </draw:frame>
        <anim:par presentation:node-type="timing-root">
          <anim:par smil:begin="id10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" smil:attributeName="visibility" smil:to="visible"/>
                  <anim:transitionFilter smil:dur="2s" smil:targetElement="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  <anim:animate smil:dur="2s" smil:fill="hold" smil:targetElement="id5" smil:attributeName="width" smil:values="0;1" smil:keyTimes="0;1" anim:formula="width*sin(2.5*pi*$)"/>
                  <anim:animate smil:dur="2s" smil:fill="hold" smil:targetElement="id5" smil:attributeName="height" smil:values="height;height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8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 draw:id="id11">
        <office:forms form:automatic-focus="false" form:apply-design-mode="false"/>
        <draw:frame presentation:style-name="pr1" draw:text-style-name="P2" draw:layer="layout" svg:width="25.197cm" svg:height="3.873cm" svg:x="1.397cm" svg:y="0.652cm" presentation:class="title" presentation:user-transformed="true">
          <draw:text-box>
            <text:p text:style-name="P1"><text:span text:style-name="T1">4. CLASIFICACIÓN DE LOS POLÍMEROS </text:span></text:p>
          </draw:text-box>
        </draw:frame>
        <draw:frame presentation:style-name="pr4" draw:text-style-name="P7" draw:layer="layout" svg:width="25.197cm" svg:height="13.86cm" svg:x="1.397cm" svg:y="4.912cm" presentation:class="outline" presentation:user-transformed="true">
          <draw:text-box>
            <text:p text:style-name="P6"><text:span text:style-name="T19">EN BASE A SUS ENLACES INTERMOLECULARES, PODEMOS ENCONTRAR TRES TIPOS DE POLÍMEROS:</text:span></text:p>
            <text:list text:style-name="L6">
              <text:list-item>
                <text:p text:style-name="P6"><text:span text:style-name="T19">TERMOPLÁSTICOS</text:span></text:p>
              </text:list-item>
              <text:list-item>
                <text:p text:style-name="P6"><text:span text:style-name="T19">TERMOESTABLES</text:span></text:p>
              </text:list-item>
              <text:list-item>
                <text:p text:style-name="P6"><text:span text:style-name="T19">ELASTÓMEROS</text:span></text:p>
              </text:list-item>
            </text:list>
          </draw:text-box>
        </draw:frame>
        <anim:par presentation:node-type="timing-root">
          <anim:par smil:begin="id11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" smil:attributeName="visibility" smil:to="visible"/>
                  <anim:animate smil:dur="0.5s" smil:fill="hold" smil:targetElement="" smil:attributeName="x" smil:values="1+width/2;x" smil:keyTimes="0;1"/>
                  <anim:animate smil:dur="0.5s" smil:fill="hold" smil:targetElement="" smil:attributeName="y" smil:values="0-height/2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9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 draw:id="id12">
        <office:forms form:automatic-focus="false" form:apply-design-mode="false"/>
        <draw:frame presentation:style-name="pr1" draw:text-style-name="P2" draw:layer="layout" svg:width="25.197cm" svg:height="3.873cm" svg:x="1.397cm" svg:y="0.652cm" presentation:class="title" presentation:user-transformed="true">
          <draw:text-box>
            <text:p text:style-name="P1"><text:span text:style-name="T1">4. CLASIFICACIÓN DE LOS POLÍMEROS </text:span></text:p>
          </draw:text-box>
        </draw:frame>
        <draw:frame presentation:style-name="pr4" draw:text-style-name="P9" draw:layer="layout" svg:width="25.197cm" svg:height="13.86cm" svg:x="1.397cm" svg:y="4.912cm" presentation:class="outline" presentation:user-transformed="true">
          <draw:text-box>
            <text:p text:style-name="P8"><text:span text:style-name="T20">TERMOPLÁSTICOS</text:span></text:p>
            <text:p text:style-name="P8"><text:span text:style-name="T21">SON POLÍMEROS LINEALES. SU ESTRUCTURA PUEDE SER SENCILLA O RAMIFICADA. SUS MOLÉCULAS SE UNEN POR ENLACES (SECUNDARIOS) INTERMOLECULARES, DÉBILES.</text:span></text:p>
            <text:p text:style-name="P8"><text:span text:style-name="T21"/></text:p>
          </draw:text-box>
        </draw:frame>
        <anim:par presentation:node-type="timing-root">
          <anim:par smil:begin="id12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" smil:attributeName="visibility" smil:to="visible"/>
                  <anim:transitionFilter smil:dur="2s" smil:targetElement="" smil:type="fade" smil:subtype="crossfade"/>
                  <anim:animate smil:dur="2s" smil:fill="hold" smil:targetElement="" smil:attributeName="width" smil:values="0;1" smil:keyTimes="0;1" anim:formula="width*sin(2.5*pi*$)"/>
                  <anim:animate smil:dur="2s" smil:fill="hold" smil:targetElement="" smil:attributeName="height" smil:values="height;height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10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 draw:id="id13">
        <office:forms form:automatic-focus="false" form:apply-design-mode="false"/>
        <draw:frame presentation:style-name="pr1" draw:text-style-name="P2" draw:layer="layout" svg:width="25.197cm" svg:height="3.873cm" svg:x="1.397cm" svg:y="0.652cm" presentation:class="title" presentation:user-transformed="true">
          <draw:text-box>
            <text:p text:style-name="P1"><text:span text:style-name="T1">4. CLASIFICACIÓN DE LOS POLÍMEROS </text:span></text:p>
          </draw:text-box>
        </draw:frame>
        <draw:frame presentation:style-name="pr4" draw:text-style-name="P9" draw:layer="layout" svg:width="25.197cm" svg:height="13.86cm" svg:x="1.397cm" svg:y="4.912cm" presentation:class="outline" presentation:user-transformed="true">
          <draw:text-box>
            <text:p text:style-name="P8"><text:span text:style-name="T20">TERMOPLÁSTICOS</text:span></text:p>
            <text:p text:style-name="P8"><text:span text:style-name="T21">ESTOS ENLACES SE ROMPEN FÁCILMENTE AL CALENTAR EL MATERIAL, LO QUE POSIBILITA PODER CONFORMAR VARIAS VECES UN TERMOPLÁSTICO.</text:span></text:p>
            <text:p text:style-name="P8"><text:span text:style-name="T21"/></text:p>
          </draw:text-box>
        </draw:frame>
        <anim:par presentation:node-type="timing-root">
          <anim:par smil:begin="id13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x;x" smil:keyTimes="0;1"/>
                  <anim:animate smil:dur="0.5s" smil:fill="hold" smil:targetElement="id5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11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 draw:id="id14">
        <office:forms form:automatic-focus="false" form:apply-design-mode="false"/>
        <draw:frame presentation:style-name="pr1" draw:text-style-name="P2" draw:layer="layout" svg:width="25.197cm" svg:height="3.873cm" svg:x="1.397cm" svg:y="0.652cm" presentation:class="title" presentation:user-transformed="true">
          <draw:text-box>
            <text:p text:style-name="P1"><text:span text:style-name="T1">4. CLASIFICACIÓN DE LOS POLÍMEROS </text:span></text:p>
          </draw:text-box>
        </draw:frame>
        <draw:frame presentation:style-name="pr4" draw:text-style-name="P9" draw:layer="layout" svg:width="25.197cm" svg:height="13.86cm" svg:x="1.397cm" svg:y="4.912cm" presentation:class="outline" presentation:user-transformed="true">
          <draw:text-box>
            <text:p text:style-name="P8"><text:span text:style-name="T20">TERMOPLÁSTICOS</text:span></text:p>
            <text:p text:style-name="P8"><text:span text:style-name="T21">LA MAYORÍA DE LOS POLÍMEROS DE ADICIÓN SON TERMOPLÁSTICOS.</text:span></text:p>
            <text:p text:style-name="P8"><text:span text:style-name="T21"/></text:p>
          </draw:text-box>
        </draw:frame>
        <anim:par presentation:node-type="timing-root">
          <anim:par smil:begin="id14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12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 draw:id="id15">
        <office:forms form:automatic-focus="false" form:apply-design-mode="false"/>
        <draw:frame presentation:style-name="pr1" draw:text-style-name="P2" draw:layer="layout" svg:width="25.197cm" svg:height="3.873cm" svg:x="1.397cm" svg:y="0.652cm" presentation:class="title" presentation:user-transformed="true">
          <draw:text-box>
            <text:p text:style-name="P1"><text:span text:style-name="T1">4. CLASIFICACIÓN DE LOS POLÍMEROS </text:span></text:p>
          </draw:text-box>
        </draw:frame>
        <draw:frame presentation:style-name="pr4" draw:text-style-name="P9" draw:layer="layout" svg:width="25.197cm" svg:height="13.86cm" svg:x="1.397cm" svg:y="4.912cm" presentation:class="outline" presentation:user-transformed="true">
          <draw:text-box>
            <text:p text:style-name="P8"><text:span text:style-name="T20">TERMOESTABLES</text:span></text:p>
            <text:p text:style-name="P8"><text:span text:style-name="T21">SUS ENLACES INTERMOLECULARES SON DE TIPO COVALENTE (FUERTE). SON ÉSTOS POLÍMEROS DE TIPO TRIDIMENSIONAL, AL REVÉS QUE LOS TERMOPLÁSTICOS, DE TIPO LINEAL.</text:span></text:p>
            <text:p text:style-name="P8"><text:span text:style-name="T21"/></text:p>
          </draw:text-box>
        </draw:frame>
        <anim:par presentation:node-type="timing-root">
          <anim:par smil:begin="id15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" smil:attributeName="visibility" smil:to="visible"/>
                  <anim:animate smil:dur="0.5s" smil:fill="hold" smil:targetElement="" smil:attributeName="x" smil:values="x;x" smil:keyTimes="0;1"/>
                  <anim:animate smil:dur="0.5s" smil:fill="hold" smil:targetElement="" smil:attributeName="y" smil:values="1+height/2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  <anim:animate smil:dur="2s" smil:fill="hold" smil:targetElement="id5" smil:attributeName="width" smil:values="0;1" smil:keyTimes="0;1" anim:formula="width*sin(2.5*pi*$)"/>
                  <anim:animate smil:dur="2s" smil:fill="hold" smil:targetElement="id5" smil:attributeName="height" smil:values="height;height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13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 draw:id="id16">
        <office:forms form:automatic-focus="false" form:apply-design-mode="false"/>
        <draw:frame presentation:style-name="pr1" draw:text-style-name="P2" draw:layer="layout" svg:width="25.197cm" svg:height="3.873cm" svg:x="1.397cm" svg:y="0.652cm" presentation:class="title" presentation:user-transformed="true">
          <draw:text-box>
            <text:p text:style-name="P1"><text:span text:style-name="T1">4. CLASIFICACIÓN DE LOS POLÍMEROS </text:span></text:p>
          </draw:text-box>
        </draw:frame>
        <draw:frame presentation:style-name="pr4" draw:text-style-name="P9" draw:layer="layout" svg:width="25.197cm" svg:height="13.86cm" svg:x="1.397cm" svg:y="4.912cm" presentation:class="outline" presentation:user-transformed="true">
          <draw:text-box>
            <text:p text:style-name="P8"><text:span text:style-name="T20">TERMOESTABLES</text:span></text:p>
            <text:p text:style-name="P8"><text:span text:style-name="T21">LA MAYORÍA DE LOS PLÁSTICOS POR CONDENSACIÓN SON DE TIPO TERMOESTABLE.</text:span></text:p>
            <text:p text:style-name="P8"><text:span text:style-name="T21"/></text:p>
          </draw:text-box>
        </draw:frame>
        <anim:par presentation:node-type="timing-root">
          <anim:par smil:begin="id16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" smil:attributeName="visibility" smil:to="visible"/>
                  <anim:animate smil:dur="0.5s" smil:fill="hold" smil:targetElement="" smil:attributeName="x" smil:values="x;x" smil:keyTimes="0;1"/>
                  <anim:animate smil:dur="0.5s" smil:fill="hold" smil:targetElement="" smil:attributeName="y" smil:values="1+height/2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14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 draw:id="id17">
        <office:forms form:automatic-focus="false" form:apply-design-mode="false"/>
        <draw:frame presentation:style-name="pr1" draw:text-style-name="P2" draw:layer="layout" svg:width="25.197cm" svg:height="3.873cm" svg:x="1.397cm" svg:y="0.652cm" presentation:class="title" presentation:user-transformed="true">
          <draw:text-box>
            <text:p text:style-name="P1"><text:span text:style-name="T1">4. CLASIFICACIÓN DE LOS POLÍMEROS </text:span></text:p>
          </draw:text-box>
        </draw:frame>
        <draw:frame presentation:style-name="pr4" draw:text-style-name="P9" draw:layer="layout" svg:width="25.197cm" svg:height="13.86cm" svg:x="1.397cm" svg:y="4.912cm" presentation:class="outline" presentation:user-transformed="true">
          <draw:text-box>
            <text:p text:style-name="P8"><text:span text:style-name="T20">TERMOESTABLES</text:span></text:p>
            <text:p text:style-name="P8"><text:span text:style-name="T21">LA FORTALEZA DE SUS ENLACES INTERMOLECULARES HACE QUE NO PUEDAN UTILIZARSE VARIAS VECES, PUES AL CALENTARLOS, SE DEGRADAN. </text:span></text:p>
            <text:p text:style-name="P8"><text:span text:style-name="T21">LOS TERMOESTABLES DEBEN MOLDEARSE ANTES DE QUE LA REACCIÓN DE </text:span><text:span text:style-name="T20">FRAGUADO </text:span><text:span text:style-name="T21">DEL TERMOESTABLE HAYA FINALIZADO.</text:span></text:p>
            <text:p text:style-name="P8"><text:span text:style-name="T21"/></text:p>
          </draw:text-box>
        </draw:frame>
        <anim:par presentation:node-type="timing-root">
          <anim:par smil:begin="id17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15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 draw:id="id18">
        <office:forms form:automatic-focus="false" form:apply-design-mode="false"/>
        <draw:frame presentation:style-name="pr1" draw:text-style-name="P2" draw:layer="layout" svg:width="25.197cm" svg:height="3.873cm" svg:x="1.397cm" svg:y="0.652cm" presentation:class="title" presentation:user-transformed="true">
          <draw:text-box>
            <text:p text:style-name="P1"><text:span text:style-name="T1">4. CLASIFICACIÓN DE LOS POLÍMEROS </text:span></text:p>
          </draw:text-box>
        </draw:frame>
        <draw:frame presentation:style-name="pr4" draw:text-style-name="P9" draw:layer="layout" svg:width="25.197cm" svg:height="13.86cm" svg:x="1.397cm" svg:y="4.912cm" presentation:class="outline" presentation:user-transformed="true">
          <draw:text-box>
            <text:p text:style-name="P8"><text:span text:style-name="T20">ELASTÓMEROS</text:span></text:p>
            <text:p text:style-name="P8"><text:span text:style-name="T21">SON POLÍMEROS DE MOLÉCULAS MUY LARGAS, UNIDOS POR ENLACES FUERTES MUY DE VEZ EN CUANDO.</text:span></text:p>
            <text:p text:style-name="P8"><text:span text:style-name="T21">LA CREACIÓN DE ESTOS ENLACES (</text:span><text:span text:style-name="T20">VULCANIZACIÓN)</text:span><text:span text:style-name="T21"> SE SUELE PRODUCIR MEDIANTE LA ADICIÓN DE PEQUEÑAS CANTIDADES DE AZUFRE.</text:span></text:p>
            <text:p text:style-name="P8"><text:span text:style-name="T21"/></text:p>
            <text:p text:style-name="P8"><text:span text:style-name="T21"/></text:p>
          </draw:text-box>
        </draw:frame>
        <anim:par presentation:node-type="timing-root">
          <anim:par smil:begin="id18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  <anim:animate smil:dur="2s" smil:fill="hold" smil:targetElement="id5" smil:attributeName="width" smil:values="0;1" smil:keyTimes="0;1" anim:formula="width*sin(2.5*pi*$)"/>
                  <anim:animate smil:dur="2s" smil:fill="hold" smil:targetElement="id5" smil:attributeName="height" smil:values="height;height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16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 draw:id="id19">
        <office:forms form:automatic-focus="false" form:apply-design-mode="false"/>
        <draw:frame presentation:style-name="pr1" draw:text-style-name="P2" draw:layer="layout" svg:width="25.197cm" svg:height="3.873cm" svg:x="1.397cm" svg:y="0.652cm" presentation:class="title" presentation:user-transformed="true">
          <draw:text-box>
            <text:p text:style-name="P1"><text:span text:style-name="T1">4. CLASIFICACIÓN DE LOS POLÍMEROS </text:span></text:p>
          </draw:text-box>
        </draw:frame>
        <draw:frame presentation:style-name="pr4" draw:text-style-name="P9" draw:layer="layout" svg:width="25.197cm" svg:height="13.86cm" svg:x="1.397cm" svg:y="4.912cm" presentation:class="outline" presentation:user-transformed="true">
          <draw:text-box>
            <text:p text:style-name="P8"><text:span text:style-name="T20">ELASTÓMEROS</text:span></text:p>
            <text:p text:style-name="P8"><text:span text:style-name="T21">LOS ELASTÓMEROS SON MATERIALES MUY ELÁSTICOS, DADO QUE LAS LARGAS MOLÉCULAS QUE LOS CONFORMAN SUELEN ENROLLARSE ALEATORIAMENTE SOBRE SÍ MISMAS.</text:span></text:p>
            <text:p text:style-name="P8"><text:span text:style-name="T21">UNA EXCESIVA CANTIDAD DE AZUFRE SUELE REDUNDAR EN UNA PÉRDIDA DE ELASTICIDAD ( CREACIÓN DE EXCESIVOS PUENTES DE DE AZUFRE, ENLACES FUERTES)</text:span></text:p>
            <text:p text:style-name="P8"><text:span text:style-name="T21"/></text:p>
            <text:p text:style-name="P8"><text:span text:style-name="T21"/></text:p>
          </draw:text-box>
        </draw:frame>
        <anim:par presentation:node-type="timing-root">
          <anim:par smil:begin="id19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" smil:attributeName="visibility" smil:to="visible"/>
                  <anim:transitionFilter smil:dur="2s" smil:targetElement="" smil:type="fade" smil:subtype="crossfade"/>
                  <anim:animate smil:dur="2s" smil:fill="hold" smil:targetElement="" smil:attributeName="width" smil:values="0;1" smil:keyTimes="0;1" anim:formula="width*sin(2.5*pi*$)"/>
                  <anim:animate smil:dur="2s" smil:fill="hold" smil:targetElement="" smil:attributeName="height" smil:values="height;height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  <anim:animate smil:dur="2s" smil:fill="hold" smil:targetElement="id5" smil:attributeName="width" smil:values="0;1" smil:keyTimes="0;1" anim:formula="width*sin(2.5*pi*$)"/>
                  <anim:animate smil:dur="2s" smil:fill="hold" smil:targetElement="id5" smil:attributeName="height" smil:values="height;height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17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 draw:id="id20">
        <office:forms form:automatic-focus="false" form:apply-design-mode="false"/>
        <draw:frame presentation:style-name="pr1" draw:text-style-name="P2" draw:layer="layout" svg:width="25.197cm" svg:height="3.873cm" svg:x="1.397cm" svg:y="0.652cm" presentation:class="title" presentation:user-transformed="true">
          <draw:text-box>
            <text:p text:style-name="P1"><text:span text:style-name="T1">4. CLASIFICACIÓN DE LOS POLÍMEROS </text:span></text:p>
          </draw:text-box>
        </draw:frame>
        <draw:frame presentation:style-name="pr4" draw:text-style-name="P9" draw:layer="layout" svg:width="25.197cm" svg:height="13.86cm" svg:x="1.397cm" svg:y="4.912cm" presentation:class="outline" presentation:user-transformed="true">
          <draw:text-box>
            <text:p text:style-name="P8"><text:span text:style-name="T20">PLASTIFICACIÓN DE POLÍMEROS</text:span></text:p>
            <text:p text:style-name="P8"><text:span text:style-name="T21">UN </text:span><text:span text:style-name="T20">PLASTIFICANTE</text:span><text:span text:style-name="T21"> ES UN MATERIAL ORGÁNICO DE BAJO PESO MOLECULAR, QUE ABLANDA Y FLEXIBILIZA UN POLÍMERO, AL INTERPONERSE ENTRE SUS MOLÉCULAS Y FACILITAR EL DESLIZAMIENTO INTERMONOMERAL.</text:span></text:p>
            <text:p text:style-name="P8"><text:span text:style-name="T21"/></text:p>
            <text:p text:style-name="P8"><text:span text:style-name="T21"/></text:p>
          </draw:text-box>
        </draw:frame>
        <anim:par presentation:node-type="timing-root">
          <anim:par smil:begin="id20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  <anim:animate smil:dur="2s" smil:fill="hold" smil:targetElement="id5" smil:attributeName="width" smil:values="0;1" smil:keyTimes="0;1" anim:formula="width*sin(2.5*pi*$)"/>
                  <anim:animate smil:dur="2s" smil:fill="hold" smil:targetElement="id5" smil:attributeName="height" smil:values="height;height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18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 draw:id="id21">
        <office:forms form:automatic-focus="false" form:apply-design-mode="false"/>
        <draw:frame presentation:style-name="pr1" draw:text-style-name="P2" draw:layer="layout" svg:width="25.197cm" svg:height="3.873cm" svg:x="1.397cm" svg:y="0.652cm" presentation:class="title" presentation:user-transformed="true">
          <draw:text-box>
            <text:p text:style-name="P1"><text:span text:style-name="T1">4. CLASIFICACIÓN DE LOS POLÍMEROS </text:span></text:p>
          </draw:text-box>
        </draw:frame>
        <draw:frame presentation:style-name="pr4" draw:text-style-name="P9" draw:layer="layout" svg:width="25.197cm" svg:height="13.86cm" svg:x="1.397cm" svg:y="4.912cm" presentation:class="outline" presentation:user-transformed="true">
          <draw:text-box>
            <text:p text:style-name="P8"><text:span text:style-name="T20">PLASTIFICACIÓN DE POLÍMEROS</text:span></text:p>
            <text:p text:style-name="P8"><text:span text:style-name="T21">UNA ELEVADA CANTIDAD DE PLASTIFICANTE ACABA LICUANDO AL POLÍMERO (PINTURAS PLÁSTICAS).</text:span></text:p>
            <text:p text:style-name="P8"><text:span text:style-name="T21"/></text:p>
            <text:p text:style-name="P8"><text:span text:style-name="T21"/></text:p>
          </draw:text-box>
        </draw:frame>
        <anim:par presentation:node-type="timing-root">
          <anim:par smil:begin="id21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" smil:attributeName="visibility" smil:to="visible"/>
                  <anim:transitionFilter smil:dur="2s" smil:targetElement="" smil:type="fade" smil:subtype="crossfade"/>
                  <anim:animate smil:dur="2s" smil:fill="hold" smil:targetElement="" smil:attributeName="width" smil:values="0;1" smil:keyTimes="0;1" anim:formula="width*sin(2.5*pi*$)"/>
                  <anim:animate smil:dur="2s" smil:fill="hold" smil:targetElement="" smil:attributeName="height" smil:values="height;height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1+width/2;x" smil:keyTimes="0;1"/>
                  <anim:animate smil:dur="0.5s" smil:fill="hold" smil:targetElement="id5" smil:attributeName="y" smil:values="0-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19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 draw:id="id22">
        <office:forms form:automatic-focus="false" form:apply-design-mode="false"/>
        <draw:frame presentation:style-name="pr1" draw:text-style-name="P2" draw:layer="layout" svg:width="25.197cm" svg:height="3.873cm" svg:x="1.397cm" svg:y="0.652cm" presentation:class="title" presentation:user-transformed="true">
          <draw:text-box>
            <text:p text:style-name="P1"><text:span text:style-name="T1">5. POLÍMEROS TERMOPLÁSTICOS </text:span></text:p>
          </draw:text-box>
        </draw:frame>
        <draw:frame presentation:style-name="pr4" draw:text-style-name="P9" draw:layer="layout" svg:width="25.197cm" svg:height="13.86cm" svg:x="1.397cm" svg:y="4.912cm" presentation:class="outline" presentation:user-transformed="true">
          <draw:text-box>
            <text:p text:style-name="P8"><text:span text:style-name="T20">GRUPOS DE TERMOPLÁSTICOS</text:span></text:p>
            <text:list text:style-name="L7">
              <text:list-item>
                <text:p text:style-name="P8"><text:span text:style-name="T21">POLIOLEFINAS</text:span></text:p>
              </text:list-item>
              <text:list-item>
                <text:p text:style-name="P8"><text:span text:style-name="T21">POLÍMEROS VINÍLICOS Y ACRÍLICOS</text:span></text:p>
              </text:list-item>
              <text:list-item>
                <text:p text:style-name="P8"><text:span text:style-name="T21">FIBRAS ORGÁNCAS</text:span></text:p>
              </text:list-item>
              <text:list-item>
                <text:p text:style-name="P8"><text:span text:style-name="T21">TERMOPLÁSTICOS ESPECIALES</text:span></text:p>
              </text:list-item>
            </text:list>
            <text:p text:style-name="P8"><text:span text:style-name="T21"/></text:p>
            <text:p text:style-name="P8"><text:span text:style-name="T21"/></text:p>
          </draw:text-box>
        </draw:frame>
        <anim:par presentation:node-type="timing-root">
          <anim:par smil:begin="id22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" smil:attributeName="visibility" smil:to="visible"/>
                  <anim:animate smil:dur="0.5s" smil:fill="hold" smil:targetElement="" smil:attributeName="x" smil:values="1+width/2;x" smil:keyTimes="0;1"/>
                  <anim:animate smil:dur="0.5s" smil:fill="hold" smil:targetElement="" smil:attributeName="y" smil:values="0-height/2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20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 draw:id="id23">
        <office:forms form:automatic-focus="false" form:apply-design-mode="false"/>
        <draw:frame presentation:style-name="pr1" draw:text-style-name="P11" draw:layer="layout" svg:width="25.197cm" svg:height="3.521cm" svg:x="1.397cm" svg:y="0.828cm" presentation:class="title" presentation:user-transformed="true">
          <draw:text-box>
            <text:p text:style-name="P10"><text:span text:style-name="T22">5. POLÍMEROS TERMOPLÁSTICOS: POLIOLEFINAS</text:span></text:p>
          </draw:text-box>
        </draw:frame>
        <draw:frame presentation:style-name="pr4" draw:text-style-name="P9" draw:layer="layout" svg:width="25.197cm" svg:height="12.772cm" svg:x="1.397cm" svg:y="6cm" presentation:class="outline" presentation:user-transformed="true">
          <draw:text-box>
            <text:p text:style-name="P8"><text:span text:style-name="T21">LAS PRINCIPALES SON EL </text:span><text:span text:style-name="T20">POLIETILENO </text:span><text:span text:style-name="T21">Y EL </text:span><text:span text:style-name="T20">POLIPROPILENO</text:span><text:span text:style-name="T21">, BASADOS EN EL ETILENO(CH2=CH2) Y EL PROPILENO(CH2=CH-CH3), PROVINIENTES DEL REFINO DEL PETRÓLEO Y EL GAS NATURAL</text:span></text:p>
            <text:p text:style-name="P8"><text:span text:style-name="T21"/></text:p>
          </draw:text-box>
        </draw:frame>
        <anim:par presentation:node-type="timing-root">
          <anim:par smil:begin="id23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" smil:attributeName="visibility" smil:to="visible"/>
                  <anim:animate smil:dur="0.5s" smil:fill="hold" smil:targetElement="" smil:attributeName="x" smil:values="x;x" smil:keyTimes="0;1"/>
                  <anim:animate smil:dur="0.5s" smil:fill="hold" smil:targetElement="" smil:attributeName="y" smil:values="1+height/2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21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 draw:id="id24">
        <office:forms form:automatic-focus="false" form:apply-design-mode="false"/>
        <draw:frame presentation:style-name="pr1" draw:text-style-name="P11" draw:layer="layout" svg:width="25.197cm" svg:height="3.521cm" svg:x="1.397cm" svg:y="0.828cm" presentation:class="title" presentation:user-transformed="true">
          <draw:text-box>
            <text:p text:style-name="P10"><text:span text:style-name="T22">5. POLÍMEROS TERMOPLÁSTICOS: POLIOLEFINAS</text:span></text:p>
          </draw:text-box>
        </draw:frame>
        <draw:frame presentation:style-name="pr4" draw:text-style-name="P9" draw:layer="layout" svg:width="25.197cm" svg:height="12.772cm" svg:x="1.397cm" svg:y="6cm" presentation:class="outline" presentation:user-transformed="true">
          <draw:text-box>
            <text:p text:style-name="P8"><text:span text:style-name="T20">POLIETILENO</text:span><text:span text:style-name="T21">: ES MUY ESTABLE E INERTE A AGENTES QUÍMICOS. ES TRANSPARENTE Y DE BAJA DENSIDAD, AUNQUE MUY BLANDO.</text:span></text:p>
            <text:p text:style-name="P8"><text:span text:style-name="T21">PUEDE SER </text:span><text:span text:style-name="T20">DE ALTA DENSIDAD (PEAD)</text:span><text:span text:style-name="T21">(BOLSAS, SACOS)</text:span><text:span text:style-name="T21"> O DE </text:span><text:span text:style-name="T20">BAJA DENSIDAD</text:span><text:span text:style-name="T21"> </text:span><text:span text:style-name="T20">(PEBD)</text:span><text:span text:style-name="T21">(BOTELLAS, ENVASES)</text:span></text:p>
            <text:p text:style-name="P8"><text:span text:style-name="T21"/></text:p>
          </draw:text-box>
        </draw:frame>
        <anim:par presentation:node-type="timing-root">
          <anim:par smil:begin="id24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" smil:attributeName="visibility" smil:to="visible"/>
                  <anim:transitionFilter smil:dur="2s" smil:targetElement="" smil:type="fade" smil:subtype="crossfade"/>
                  <anim:animate smil:dur="2s" smil:fill="hold" smil:targetElement="" smil:attributeName="width" smil:values="0;1" smil:keyTimes="0;1" anim:formula="width*sin(2.5*pi*$)"/>
                  <anim:animate smil:dur="2s" smil:fill="hold" smil:targetElement="" smil:attributeName="height" smil:values="height;height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22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2T1" draw:id="id25">
        <office:forms form:automatic-focus="false" form:apply-design-mode="false"/>
        <draw:frame presentation:style-name="pr1" draw:text-style-name="P11" draw:layer="layout" svg:width="25.197cm" svg:height="3.521cm" svg:x="1.397cm" svg:y="0.828cm" presentation:class="title" presentation:user-transformed="true">
          <draw:text-box>
            <text:p text:style-name="P10"><text:span text:style-name="T22">5. POLÍMEROS TERMOPLÁSTICOS: POLIOLEFINAS</text:span></text:p>
          </draw:text-box>
        </draw:frame>
        <draw:frame presentation:style-name="pr4" draw:text-style-name="P9" draw:layer="layout" svg:width="25.197cm" svg:height="12.772cm" svg:x="1.397cm" svg:y="6cm" presentation:class="outline" presentation:user-transformed="true">
          <draw:text-box>
            <text:p text:style-name="P8"><text:span text:style-name="T20">POLIPROPILENO</text:span><text:span text:style-name="T21">: ES MÁS RÍGIDO Y DE MAYOR PUNTO DE FUSIÓN QUE EL POLIETILENO. INCOLORO, RESISTENTE A LA TRACCIÓN Y BUENAS PROPIEDADES ELÉCTRICAS. SE PUEDE DOBLAR MUCHAS VECES ISN ROMPERSE. SE UTILIZA EN UTENSILIOS DE COCINA, ENGRANAJES Y COMO AISLANTE ELÉCTRICO.</text:span></text:p>
            <text:p text:style-name="P8"><text:span text:style-name="T21"/></text:p>
          </draw:text-box>
        </draw:frame>
        <anim:par presentation:node-type="timing-root">
          <anim:par smil:begin="id25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" smil:attributeName="visibility" smil:to="visible"/>
                  <anim:transitionFilter smil:dur="2s" smil:targetElement="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x;x" smil:keyTimes="0;1"/>
                  <anim:animate smil:dur="0.5s" smil:fill="hold" smil:targetElement="id5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23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2T1" draw:id="id26">
        <office:forms form:automatic-focus="false" form:apply-design-mode="false"/>
        <draw:frame presentation:style-name="pr1" draw:text-style-name="P11" draw:layer="layout" svg:width="25.197cm" svg:height="3.521cm" svg:x="1.397cm" svg:y="0.828cm" presentation:class="title" presentation:user-transformed="true">
          <draw:text-box>
            <text:p text:style-name="P10"><text:span text:style-name="T22">5. POLÍMEROS TERMOPLÁSTICOS: ACRÍLICOS Y VINÍLICOS</text:span></text:p>
          </draw:text-box>
        </draw:frame>
        <draw:frame presentation:style-name="pr4" draw:text-style-name="P9" draw:layer="layout" svg:width="25.197cm" svg:height="12.772cm" svg:x="1.397cm" svg:y="6cm" presentation:class="outline" presentation:user-transformed="true">
          <draw:text-box>
            <text:p text:style-name="P8"><text:span text:style-name="T21">ESTÁN BASADOS EN EL RADICAL VINILO (CH2=CH-). ENTRE ELLOS, ESTÁN:</text:span></text:p>
            <text:list text:style-name="L7">
              <text:list-item>
                <text:p text:style-name="P8"><text:span text:style-name="T21">CLORURO DE POLIVINILO (PVC)</text:span></text:p>
              </text:list-item>
              <text:list-item>
                <text:p text:style-name="P8"><text:span text:style-name="T21">POLIESTIRENO</text:span></text:p>
              </text:list-item>
              <text:list-item>
                <text:p text:style-name="P8"><text:span text:style-name="T21">RESINA ABS</text:span></text:p>
              </text:list-item>
              <text:list-item>
                <text:p text:style-name="P8"><text:span text:style-name="T21">POLIMETACRILATO DE METILO</text:span></text:p>
              </text:list-item>
            </text:list>
            <text:p text:style-name="P8"><text:span text:style-name="T21"/></text:p>
          </draw:text-box>
        </draw:frame>
        <anim:par presentation:node-type="timing-root">
          <anim:par smil:begin="id26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" smil:attributeName="visibility" smil:to="visible"/>
                  <anim:transitionFilter smil:dur="2s" smil:targetElement="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  <anim:animate smil:dur="2s" smil:fill="hold" smil:targetElement="id5" smil:attributeName="width" smil:values="0;1" smil:keyTimes="0;1" anim:formula="width*sin(2.5*pi*$)"/>
                  <anim:animate smil:dur="2s" smil:fill="hold" smil:targetElement="id5" smil:attributeName="height" smil:values="height;height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24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2T1" draw:id="id27">
        <office:forms form:automatic-focus="false" form:apply-design-mode="false"/>
        <draw:frame presentation:style-name="pr1" draw:text-style-name="P11" draw:layer="layout" svg:width="25.197cm" svg:height="3.521cm" svg:x="1.397cm" svg:y="0.828cm" presentation:class="title" presentation:user-transformed="true">
          <draw:text-box>
            <text:p text:style-name="P10"><text:span text:style-name="T22">5. POLÍMEROS TERMOPLÁSTICOS: ACRÍLICOS Y VINÍLICOS</text:span></text:p>
          </draw:text-box>
        </draw:frame>
        <draw:frame presentation:style-name="pr4" draw:text-style-name="P9" draw:layer="layout" svg:width="25.197cm" svg:height="12.772cm" svg:x="1.397cm" svg:y="6cm" presentation:class="outline" presentation:user-transformed="true">
          <draw:text-box>
            <text:p text:style-name="P8"><text:span text:style-name="T20">CLORURO DE POLIVINILO (PVC)</text:span></text:p>
            <text:p text:style-name="P8"><text:span text:style-name="T21">SE OBTIENE POR POLIMERIZACIÓN DEL CLORURO DE VINILO (CH2=CHCl)</text:span></text:p>
            <text:p text:style-name="P8"><text:span text:style-name="T21">TIEN BUENAS CUALIDADES ELÉCTRICAS Y BUENA RESISTENCIA QUÍMICA, POR LO QUE SE UTILIZA TANTO COMO AISLANTE ELÉCTRICO COMO EN TUBERÍAS Y CANALIZACIONES.</text:span></text:p>
            <text:p text:style-name="P8"><text:span text:style-name="T21">AÑADIENDO UN PLASTIFICANTE, SE OBTIENE EL </text:span><text:span text:style-name="T20">PVC FLEXIBLE</text:span><text:span text:style-name="T21"> (BOLSAS, TAPIZADOS, ETC...)</text:span></text:p>
            <text:p text:style-name="P8"><text:span text:style-name="T21"/></text:p>
          </draw:text-box>
        </draw:frame>
        <anim:par presentation:node-type="timing-root">
          <anim:par smil:begin="id27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" smil:attributeName="visibility" smil:to="visible"/>
                  <anim:transitionFilter smil:dur="2s" smil:targetElement="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x;x" smil:keyTimes="0;1"/>
                  <anim:animate smil:dur="0.5s" smil:fill="hold" smil:targetElement="id5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25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2T1" draw:id="id28">
        <office:forms form:automatic-focus="false" form:apply-design-mode="false"/>
        <draw:frame presentation:style-name="pr1" draw:text-style-name="P11" draw:layer="layout" svg:width="25.197cm" svg:height="3.521cm" svg:x="1.397cm" svg:y="0.828cm" presentation:class="title" presentation:user-transformed="true">
          <draw:text-box>
            <text:p text:style-name="P10"><text:span text:style-name="T22">5. POLÍMEROS TERMOPLÁSTICOS: ACRÍLICOS Y VINÍLICOS</text:span></text:p>
          </draw:text-box>
        </draw:frame>
        <draw:frame presentation:style-name="pr4" draw:text-style-name="P9" draw:layer="layout" svg:width="25.197cm" svg:height="12.772cm" svg:x="1.397cm" svg:y="6cm" presentation:class="outline" presentation:user-transformed="true">
          <draw:text-box>
            <text:p text:style-name="P8"><text:span text:style-name="T20">POLIESTIRENO (PS)</text:span></text:p>
            <text:p text:style-name="P8"><text:span text:style-name="T21">TIENE MUCHÍSIMA PLASTICIDAD, POR LO QUE SE UTILIZA EN PROCESOS DE INYECCIÓN, AUNQUE ES RÍGIDO, MUY FRÁGIL Y POCO RESISTENTE AL CALOR. </text:span></text:p>
            <text:p text:style-name="P8"><text:span text:style-name="T21">SE UTILIZA EN CARCASAS DE JUGUETES, EQUIPOS ELECTRÓNICOS, ETC...</text:span></text:p>
            <text:p text:style-name="P8"><text:span text:style-name="T21">UNA VARIANTE ES EL </text:span><text:span text:style-name="T20">POLIESTIRENO EXPANDIDO</text:span><text:span text:style-name="T21"> (CORCHO BLANCO), QUE SE OBTIENE MEZCLÁNDOLO EN LA POLIMERIZACIÓN CON SUSTANCIAS QUE SE VOLATILIZAN DESPUÉS CON EL CALOR.</text:span></text:p>
          </draw:text-box>
        </draw:frame>
        <anim:par presentation:node-type="timing-root">
          <anim:par smil:begin="id28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26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2T1" draw:id="id29">
        <office:forms form:automatic-focus="false" form:apply-design-mode="false"/>
        <draw:frame presentation:style-name="pr1" draw:text-style-name="P11" draw:layer="layout" svg:width="25.197cm" svg:height="3.521cm" svg:x="1.397cm" svg:y="0.828cm" presentation:class="title" presentation:user-transformed="true">
          <draw:text-box>
            <text:p text:style-name="P10"><text:span text:style-name="T22">5. POLÍMEROS TERMOPLÁSTICOS: ACRÍLICOS Y VINÍLICOS</text:span></text:p>
          </draw:text-box>
        </draw:frame>
        <draw:frame presentation:style-name="pr4" draw:text-style-name="P9" draw:layer="layout" svg:width="25.197cm" svg:height="12.772cm" svg:x="1.397cm" svg:y="6cm" presentation:class="outline" presentation:user-transformed="true">
          <draw:text-box>
            <text:p text:style-name="P8"><text:span text:style-name="T20">RESINA ABS</text:span></text:p>
            <text:p text:style-name="P8"><text:span text:style-name="T21">ES UN DERIVADO DEL ESTIRENO MÁS TENAZ Y MÁS RESISTENTE AL CALOR.</text:span></text:p>
            <text:p text:style-name="P8"><text:span text:style-name="T21">SE EMPLEA, POR EJEMPLO, EN CARCASAS DE TELÉFONOS Y TELEVISIONES.</text:span></text:p>
          </draw:text-box>
        </draw:frame>
        <anim:par presentation:node-type="timing-root">
          <anim:par smil:begin="id29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" smil:attributeName="visibility" smil:to="visible"/>
                  <anim:transitionFilter smil:dur="2s" smil:targetElement="" smil:type="fade" smil:subtype="crossfade"/>
                  <anim:animate smil:dur="2s" smil:fill="hold" smil:targetElement="" smil:attributeName="width" smil:values="0;1" smil:keyTimes="0;1" anim:formula="width*sin(2.5*pi*$)"/>
                  <anim:animate smil:dur="2s" smil:fill="hold" smil:targetElement="" smil:attributeName="height" smil:values="height;height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x;x" smil:keyTimes="0;1"/>
                  <anim:animate smil:dur="0.5s" smil:fill="hold" smil:targetElement="id5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27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2T1" draw:id="id30">
        <office:forms form:automatic-focus="false" form:apply-design-mode="false"/>
        <draw:frame presentation:style-name="pr1" draw:text-style-name="P11" draw:layer="layout" svg:width="25.197cm" svg:height="3.521cm" svg:x="1.397cm" svg:y="0.828cm" presentation:class="title" presentation:user-transformed="true">
          <draw:text-box>
            <text:p text:style-name="P10"><text:span text:style-name="T22">5. POLÍMEROS TERMOPLÁSTICOS: ACRÍLICOS Y VINÍLICOS</text:span></text:p>
          </draw:text-box>
        </draw:frame>
        <draw:frame presentation:style-name="pr4" draw:text-style-name="P9" draw:layer="layout" svg:width="25.197cm" svg:height="12.772cm" svg:x="1.397cm" svg:y="6cm" presentation:class="outline" presentation:user-transformed="true">
          <draw:text-box>
            <text:p text:style-name="P8"><text:span text:style-name="T20">POLIMETACRILATO DE METILO</text:span></text:p>
            <text:p text:style-name="P8"><text:span text:style-name="T21">TAMBIÉN LLAMADO </text:span><text:span text:style-name="T20">PLEXIGLÁS</text:span><text:span text:style-name="T21">, ES UN POLÍMERO VÍTREO A TEMPERATURA AMBIENTE. PARECIDO AL CRISTAL, SE MOLDEA FÁCILMENTE EN CALIENTE.</text:span></text:p>
            <text:p text:style-name="P8"><text:span text:style-name="T21">SE UTILIZA EN INTERMITENTES DE AUTOMÓVIL, LENTILLAS, ETC...</text:span></text:p>
          </draw:text-box>
        </draw:frame>
        <anim:par presentation:node-type="timing-root">
          <anim:par smil:begin="id30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" smil:attributeName="visibility" smil:to="visible"/>
                  <anim:animate smil:dur="0.5s" smil:fill="hold" smil:targetElement="" smil:attributeName="x" smil:values="x;x" smil:keyTimes="0;1"/>
                  <anim:animate smil:dur="0.5s" smil:fill="hold" smil:targetElement="" smil:attributeName="y" smil:values="1+height/2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28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2T1" draw:id="id31">
        <office:forms form:automatic-focus="false" form:apply-design-mode="false"/>
        <draw:frame presentation:style-name="pr1" draw:text-style-name="P11" draw:layer="layout" svg:width="25.197cm" svg:height="3.521cm" svg:x="1.397cm" svg:y="0.828cm" presentation:class="title" presentation:user-transformed="true">
          <draw:text-box>
            <text:p text:style-name="P10"><text:span text:style-name="T22">5. POLÍMEROS TERMOPLÁSTICOS: FIBRAS ORGÁNICAS</text:span></text:p>
          </draw:text-box>
        </draw:frame>
        <draw:frame presentation:style-name="pr4" draw:text-style-name="P9" draw:layer="layout" svg:width="25.197cm" svg:height="12.772cm" svg:x="1.397cm" svg:y="6cm" presentation:class="outline" presentation:user-transformed="true">
          <draw:text-box>
            <text:p text:style-name="P8"><text:span text:style-name="T21">LAS FIBRAS ORGÁNICAS SON POLÍMEROS QUE PASAN POR UN PROCESO DE HILADO Y SE CONVIERTEN EN FIBRAS DE USO EN LA INDUSTRIA TEXTIL.</text:span></text:p>
            <text:p text:style-name="P8"><text:span text:style-name="T21">FIBRAS ORGÁNICAS SON LAS </text:span><text:span text:style-name="T20">POLIAMIDAS, POLIÉSTERES </text:span><text:span text:style-name="T21">Y LOS </text:span><text:span text:style-name="T20">DERIVADOS DE LA CELULOSA.</text:span></text:p>
          </draw:text-box>
        </draw:frame>
        <anim:par presentation:node-type="timing-root">
          <anim:par smil:begin="id31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" smil:attributeName="visibility" smil:to="visible"/>
                  <anim:animate smil:dur="0.5s" smil:fill="hold" smil:targetElement="" smil:attributeName="x" smil:values="1+width/2;x" smil:keyTimes="0;1"/>
                  <anim:animate smil:dur="0.5s" smil:fill="hold" smil:targetElement="" smil:attributeName="y" smil:values="0-height/2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1+width/2;x" smil:keyTimes="0;1"/>
                  <anim:animate smil:dur="0.5s" smil:fill="hold" smil:targetElement="id5" smil:attributeName="y" smil:values="0-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29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2T1" draw:id="id32">
        <office:forms form:automatic-focus="false" form:apply-design-mode="false"/>
        <draw:frame presentation:style-name="pr1" draw:text-style-name="P11" draw:layer="layout" svg:width="25.197cm" svg:height="3.521cm" svg:x="1.397cm" svg:y="0.828cm" presentation:class="title" presentation:user-transformed="true">
          <draw:text-box>
            <text:p text:style-name="P10"><text:span text:style-name="T22">5. POLÍMEROS TERMOPLÁSTICOS: FIBRAS ORGÁNICAS</text:span></text:p>
          </draw:text-box>
        </draw:frame>
        <draw:frame presentation:style-name="pr4" draw:text-style-name="P9" draw:layer="layout" svg:width="25.197cm" svg:height="12.772cm" svg:x="1.397cm" svg:y="6cm" presentation:class="outline" presentation:user-transformed="true">
          <draw:text-box>
            <text:p text:style-name="P8"><text:span text:style-name="T20">POLIAMIDAS</text:span></text:p>
            <text:p text:style-name="P8"><text:span text:style-name="T21">LA MÁS POPULAR ES EL NYLON, MUY ELÁSTICA Y RESISTENTE A LA TRACCIÓN.</text:span></text:p>
            <text:p text:style-name="P8"><text:span text:style-name="T21">EN SU VERSIÓN NO TEXTIL, ES FÁCIL ENCONTRAR AL NAILON COMO SUSTITUTIVO DE METALES NO FÉRREOS.</text:span></text:p>
            <text:p text:style-name="P8"><text:span text:style-name="T21">EL GRUPO BASE DE ESTOS POLÍMEROS ES EL </text:span><text:span text:style-name="T20">GRUPO AMIDO </text:span><text:span text:style-name="T21">(-CO-NH-)</text:span></text:p>
            <text:p text:style-name="P8"><text:span text:style-name="T21"/></text:p>
          </draw:text-box>
        </draw:frame>
        <anim:par presentation:node-type="timing-root">
          <anim:par smil:begin="id32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" smil:attributeName="visibility" smil:to="visible"/>
                  <anim:transitionFilter smil:dur="2s" smil:targetElement="" smil:type="fade" smil:subtype="crossfade"/>
                  <anim:animate smil:dur="2s" smil:fill="hold" smil:targetElement="" smil:attributeName="width" smil:values="0;1" smil:keyTimes="0;1" anim:formula="width*sin(2.5*pi*$)"/>
                  <anim:animate smil:dur="2s" smil:fill="hold" smil:targetElement="" smil:attributeName="height" smil:values="height;height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  <anim:animate smil:dur="2s" smil:fill="hold" smil:targetElement="id5" smil:attributeName="width" smil:values="0;1" smil:keyTimes="0;1" anim:formula="width*sin(2.5*pi*$)"/>
                  <anim:animate smil:dur="2s" smil:fill="hold" smil:targetElement="id5" smil:attributeName="height" smil:values="height;height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30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31" draw:style-name="dp1" draw:master-page-name="Predeterminado" presentation:presentation-page-layout-name="AL2T1" draw:id="id33">
        <office:forms form:automatic-focus="false" form:apply-design-mode="false"/>
        <draw:frame presentation:style-name="pr1" draw:text-style-name="P11" draw:layer="layout" svg:width="25.197cm" svg:height="3.521cm" svg:x="1.397cm" svg:y="0.828cm" presentation:class="title" presentation:user-transformed="true">
          <draw:text-box>
            <text:p text:style-name="P10"><text:span text:style-name="T22">5. POLÍMEROS TERMOPLÁSTICOS: FIBRAS ORGÁNICAS</text:span></text:p>
          </draw:text-box>
        </draw:frame>
        <draw:frame presentation:style-name="pr4" draw:text-style-name="P9" draw:layer="layout" svg:width="25.197cm" svg:height="12.772cm" svg:x="1.397cm" svg:y="6cm" presentation:class="outline" presentation:user-transformed="true">
          <draw:text-box>
            <text:p text:style-name="P8"><text:span text:style-name="T20">POLIÉSTERES</text:span></text:p>
            <text:p text:style-name="P8"><text:span text:style-name="T21">ESTÁN BASADAS EN LA REPETICIÓN DEL <text:s/>GRUPO ÉSTER (-CO-O-)</text:span></text:p>
            <text:p text:style-name="P8"><text:span text:style-name="T21">UNA FIBRA DE POLIÉSTER MUY POPULAR ES EL TERILENO (TERGAL), QUE ES MUY RESISTENTE A LA TRACCIÓN Y PRÁCTICAMENTE INARRUGABLE.</text:span></text:p>
            <text:p text:style-name="P8"><text:span text:style-name="T21">ES FÁCIL TAMBIÉN ENCONTRAR EL POLIÉSTER COMO SUSTITUTIVO DE METALES NO FÉRREOS.</text:span></text:p>
          </draw:text-box>
        </draw:frame>
        <anim:par presentation:node-type="timing-root">
          <anim:par smil:begin="id33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" smil:attributeName="visibility" smil:to="visible"/>
                  <anim:transitionFilter smil:dur="2s" smil:targetElement="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  <anim:animate smil:dur="2s" smil:fill="hold" smil:targetElement="id5" smil:attributeName="width" smil:values="0;1" smil:keyTimes="0;1" anim:formula="width*sin(2.5*pi*$)"/>
                  <anim:animate smil:dur="2s" smil:fill="hold" smil:targetElement="id5" smil:attributeName="height" smil:values="height;height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31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32" draw:style-name="dp1" draw:master-page-name="Predeterminado" presentation:presentation-page-layout-name="AL2T1" draw:id="id34">
        <office:forms form:automatic-focus="false" form:apply-design-mode="false"/>
        <draw:frame presentation:style-name="pr1" draw:text-style-name="P11" draw:layer="layout" svg:width="25.197cm" svg:height="3.521cm" svg:x="1.397cm" svg:y="0.828cm" presentation:class="title" presentation:user-transformed="true">
          <draw:text-box>
            <text:p text:style-name="P10"><text:span text:style-name="T22">5. POLÍMEROS TERMOPLÁSTICOS: FIBRAS ORGÁNICAS</text:span></text:p>
          </draw:text-box>
        </draw:frame>
        <draw:frame presentation:style-name="pr4" draw:text-style-name="P9" draw:layer="layout" svg:width="25.197cm" svg:height="12.772cm" svg:x="1.397cm" svg:y="6cm" presentation:class="outline" presentation:user-transformed="true">
          <draw:text-box>
            <text:p text:style-name="P8"><text:span text:style-name="T20">DERIVADOS DE LA CELULOSA.</text:span></text:p>
            <text:p text:style-name="P8"><text:span text:style-name="T21">LA CELULOSA ES UN OLÍMERO NATURAL, CON UN ALTO GRADO DE CRISTALIZACIÓN Y BUEN COMPORTAMIENTO MECÁNICO.</text:span></text:p>
            <text:p text:style-name="P8"><text:span text:style-name="T21">ENTRE ESTOS DERIVADOS, SE PUEDE ENCONTRAR EL CELOFÁN Y EL CELULOIDE.</text:span></text:p>
          </draw:text-box>
        </draw:frame>
        <anim:par presentation:node-type="timing-root">
          <anim:par smil:begin="id34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x;x" smil:keyTimes="0;1"/>
                  <anim:animate smil:dur="0.5s" smil:fill="hold" smil:targetElement="id5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32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33" draw:style-name="dp1" draw:master-page-name="Predeterminado" presentation:presentation-page-layout-name="AL2T1" draw:id="id35">
        <office:forms form:automatic-focus="false" form:apply-design-mode="false"/>
        <draw:frame presentation:style-name="pr1" draw:text-style-name="P11" draw:layer="layout" svg:width="25.197cm" svg:height="3.521cm" svg:x="1.397cm" svg:y="0.828cm" presentation:class="title" presentation:user-transformed="true">
          <draw:text-box>
            <text:p text:style-name="P10"><text:span text:style-name="T22">5. POLÍMEROS TERMOPLÁSTICOS: TERMOPLÁSTICOS ESPECIALES.</text:span></text:p>
          </draw:text-box>
        </draw:frame>
        <draw:frame presentation:style-name="pr4" draw:text-style-name="P13" draw:layer="layout" svg:width="25.197cm" svg:height="12.772cm" svg:x="1.397cm" svg:y="6cm" presentation:class="outline" presentation:user-transformed="true">
          <draw:text-box>
            <text:p text:style-name="P12"><text:span text:style-name="T21">HABLAMOS AQUÍ DE TERMOPLÁSTICOS CON PEQUEÑO VOLUMEN DE PRODUCCIÓN PERO DE CARÁCTER INSUSTITUIBLE EN INDUSTRIA.</text:span></text:p>
            <text:list text:style-name="L7">
              <text:list-item>
                <text:p text:style-name="P12"><text:span text:style-name="T20">POLICARBONATOS</text:span></text:p>
              </text:list-item>
              <text:list-item>
                <text:p text:style-name="P12"><text:span text:style-name="T20">POLIACETALES</text:span></text:p>
              </text:list-item>
              <text:list-item>
                <text:p text:style-name="P12"><text:span text:style-name="T20">FLUOROPLÁSTICOS (EJ: TEFLÓN)</text:span></text:p>
              </text:list-item>
            </text:list>
          </draw:text-box>
        </draw:frame>
        <anim:par presentation:node-type="timing-root">
          <anim:par smil:begin="id35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" smil:attributeName="visibility" smil:to="visible"/>
                  <anim:transitionFilter smil:dur="2s" smil:targetElement="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33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34" draw:style-name="dp1" draw:master-page-name="Predeterminado" presentation:presentation-page-layout-name="AL2T1" draw:id="id36">
        <office:forms form:automatic-focus="false" form:apply-design-mode="false"/>
        <draw:frame presentation:style-name="pr1" draw:text-style-name="P11" draw:layer="layout" svg:width="25.197cm" svg:height="3.256cm" svg:x="1.397cm" svg:y="0.96cm" presentation:class="title" presentation:user-transformed="true">
          <draw:text-box>
            <text:p text:style-name="P10"><text:span text:style-name="T22">6. POLÍMEROS TERMOESTABLES</text:span></text:p>
          </draw:text-box>
        </draw:frame>
        <draw:frame presentation:style-name="pr4" draw:text-style-name="P13" draw:layer="layout" svg:width="25.197cm" svg:height="12.772cm" svg:x="1.397cm" svg:y="6cm" presentation:class="outline" presentation:user-transformed="true">
          <draw:text-box>
            <text:p text:style-name="P12"><text:span text:style-name="T21">LOS TERMOESTABLES SON POLÍMEROS CON ESTRUCTURAS TRIDIMENSIONALES, SIEMPRE RESISTENTES Y FRÁGILES.</text:span></text:p>
            <text:list text:style-name="L5">
              <text:list-item>
                <text:p text:style-name="P12"><text:span text:style-name="T20">POLÍMEROS DE TRANSICIÓN</text:span></text:p>
              </text:list-item>
              <text:list-item>
                <text:p text:style-name="P12"><text:span text:style-name="T20">TERMOESTABLES CLÁSICOS</text:span></text:p>
              </text:list-item>
              <text:list-item>
                <text:p text:style-name="P12"><text:span text:style-name="T20">SILICONAS</text:span></text:p>
              </text:list-item>
            </text:list>
          </draw:text-box>
        </draw:frame>
        <anim:par presentation:node-type="timing-root">
          <anim:par smil:begin="id36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  <anim:animate smil:dur="2s" smil:fill="hold" smil:targetElement="id5" smil:attributeName="width" smil:values="0;1" smil:keyTimes="0;1" anim:formula="width*sin(2.5*pi*$)"/>
                  <anim:animate smil:dur="2s" smil:fill="hold" smil:targetElement="id5" smil:attributeName="height" smil:values="height;height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34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35" draw:style-name="dp1" draw:master-page-name="Predeterminado" presentation:presentation-page-layout-name="AL2T1" draw:id="id37">
        <office:forms form:automatic-focus="false" form:apply-design-mode="false"/>
        <draw:frame presentation:style-name="pr1" draw:text-style-name="P11" draw:layer="layout" svg:width="25.197cm" svg:height="3.521cm" svg:x="1.397cm" svg:y="0.828cm" presentation:class="title" presentation:user-transformed="true">
          <draw:text-box>
            <text:p text:style-name="P10"><text:span text:style-name="T22">6. POLÍMEROS TERMOESTABLES: POLÍMEROS DE TRANSICIÓN</text:span></text:p>
          </draw:text-box>
        </draw:frame>
        <draw:frame presentation:style-name="pr4" draw:text-style-name="P13" draw:layer="layout" svg:width="25.197cm" svg:height="12.772cm" svg:x="1.397cm" svg:y="6cm" presentation:class="outline" presentation:user-transformed="true">
          <draw:text-box>
            <text:p text:style-name="P12"><text:span text:style-name="T21">LOS POLÍMEROS DE TRANSICIÓN PRESENTAN PROPIEDADES INTERMEDIAS ENTRE TERMOPLÁSTICOS Y TERMOESTABLES.</text:span></text:p>
            <text:list text:style-name="L7">
              <text:list-item>
                <text:p text:style-name="P12"><text:span text:style-name="T20">POLIÉSTERES NO SATURADOS</text:span></text:p>
              </text:list-item>
              <text:list-item>
                <text:p text:style-name="P12"><text:span text:style-name="T20">RESINAS EPOXI</text:span></text:p>
              </text:list-item>
              <text:list-item>
                <text:p text:style-name="P12"><text:span text:style-name="T20">RESINAS DE POLIURETANO</text:span></text:p>
              </text:list-item>
            </text:list>
          </draw:text-box>
        </draw:frame>
        <anim:par presentation:node-type="timing-root">
          <anim:par smil:begin="id37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" smil:attributeName="visibility" smil:to="visible"/>
                  <anim:transitionFilter smil:dur="2s" smil:targetElement="" smil:type="fade" smil:subtype="crossfade"/>
                  <anim:animate smil:dur="2s" smil:fill="hold" smil:targetElement="" smil:attributeName="width" smil:values="0;1" smil:keyTimes="0;1" anim:formula="width*sin(2.5*pi*$)"/>
                  <anim:animate smil:dur="2s" smil:fill="hold" smil:targetElement="" smil:attributeName="height" smil:values="height;height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  <anim:animate smil:dur="2s" smil:fill="hold" smil:targetElement="id5" smil:attributeName="width" smil:values="0;1" smil:keyTimes="0;1" anim:formula="width*sin(2.5*pi*$)"/>
                  <anim:animate smil:dur="2s" smil:fill="hold" smil:targetElement="id5" smil:attributeName="height" smil:values="height;height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35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36" draw:style-name="dp1" draw:master-page-name="Predeterminado" presentation:presentation-page-layout-name="AL2T1" draw:id="id38">
        <office:forms form:automatic-focus="false" form:apply-design-mode="false"/>
        <draw:frame presentation:style-name="pr1" draw:text-style-name="P11" draw:layer="layout" svg:width="25.197cm" svg:height="3.521cm" svg:x="1.397cm" svg:y="0.828cm" presentation:class="title" presentation:user-transformed="true">
          <draw:text-box>
            <text:p text:style-name="P10"><text:span text:style-name="T22">6. POLÍMEROS TERMOESTABLES: TERMOESTABLES CLÁSICOS</text:span></text:p>
          </draw:text-box>
        </draw:frame>
        <draw:frame presentation:style-name="pr4" draw:text-style-name="P13" draw:layer="layout" svg:width="25.197cm" svg:height="12.772cm" svg:x="1.397cm" svg:y="6cm" presentation:class="outline" presentation:user-transformed="true">
          <draw:text-box>
            <text:p text:style-name="P12"><text:span text:style-name="T21">ESTOS POLÍMEROS SURGEN DESPUÉS DE UN PROCESO DE </text:span><text:span text:style-name="T20">FRAGUADO</text:span><text:span text:style-name="T21"> (GENERACIÓN DE ENLACES INTERMOLECULARES FUERTES)</text:span></text:p>
            <text:list text:style-name="L7">
              <text:list-item>
                <text:p text:style-name="P12"><text:span text:style-name="T20">RESINAS FENÓLICAS</text:span></text:p>
              </text:list-item>
              <text:list-item>
                <text:p text:style-name="P12"><text:span text:style-name="T20">AMINORRESINAS</text:span></text:p>
              </text:list-item>
              <text:list-item>
                <text:p text:style-name="P12"><text:span text:style-name="T20">SILICONAS</text:span></text:p>
              </text:list-item>
            </text:list>
          </draw:text-box>
        </draw:frame>
        <anim:par presentation:node-type="timing-root">
          <anim:par smil:begin="id38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" smil:attributeName="visibility" smil:to="visible"/>
                  <anim:animate smil:dur="0.5s" smil:fill="hold" smil:targetElement="" smil:attributeName="x" smil:values="x;x" smil:keyTimes="0;1"/>
                  <anim:animate smil:dur="0.5s" smil:fill="hold" smil:targetElement="" smil:attributeName="y" smil:values="1+height/2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36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37" draw:style-name="dp1" draw:master-page-name="Predeterminado" presentation:presentation-page-layout-name="AL2T1" draw:id="id39">
        <office:forms form:automatic-focus="false" form:apply-design-mode="false"/>
        <draw:frame presentation:style-name="pr1" draw:text-style-name="P11" draw:layer="layout" svg:width="25.197cm" svg:height="3.521cm" svg:x="1.397cm" svg:y="0.828cm" presentation:class="title" presentation:user-transformed="true">
          <draw:text-box>
            <text:p text:style-name="P10"><text:span text:style-name="T22">6. POLÍMEROS TERMOESTABLES: TERMOESTABLES CLÁSICOS</text:span></text:p>
          </draw:text-box>
        </draw:frame>
        <draw:frame presentation:style-name="pr4" draw:text-style-name="P9" draw:layer="layout" svg:width="25.197cm" svg:height="12.772cm" svg:x="1.397cm" svg:y="6cm" presentation:class="outline" presentation:user-transformed="true">
          <draw:text-box>
            <text:p text:style-name="P8"><text:span text:style-name="T20">RESINAS FENÓLICAS</text:span></text:p>
            <text:p text:style-name="P8"><text:span text:style-name="T21">SU NOMBRE POPULAR ES </text:span><text:span text:style-name="T20">BAQUELITA</text:span><text:span text:style-name="T21">, SE OBTIENEN POR POLICONDENSACIÓN DEL FENOL Y EL FORMALDEHÍDO.</text:span></text:p>
            <text:p text:style-name="P8"><text:span text:style-name="T21">ES RESISTENTE AL CALOR Y TIENE BUENA RESISTENCIA MECÁNICA, ASÍ COMO BUEN AISLAMIENTO TÉRMICO Y ELÉCTRICO. SE UTILIZA EN COMPONENTES ELECTRÓNICOS, MANGOS DE UTENSILIOS DE COCINA, ETC...</text:span></text:p>
          </draw:text-box>
        </draw:frame>
        <anim:par presentation:node-type="timing-root">
          <anim:par smil:begin="id39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37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38" draw:style-name="dp1" draw:master-page-name="Predeterminado" presentation:presentation-page-layout-name="AL2T1" draw:id="id40">
        <office:forms form:automatic-focus="false" form:apply-design-mode="false"/>
        <draw:frame presentation:style-name="pr1" draw:text-style-name="P11" draw:layer="layout" svg:width="25.197cm" svg:height="3.521cm" svg:x="1.397cm" svg:y="0.828cm" presentation:class="title" presentation:user-transformed="true">
          <draw:text-box>
            <text:p text:style-name="P10"><text:span text:style-name="T22">6. POLÍMEROS TERMOESTABLES: TERMOESTABLES CLÁSICOS</text:span></text:p>
          </draw:text-box>
        </draw:frame>
        <draw:frame presentation:style-name="pr4" draw:text-style-name="P9" draw:layer="layout" svg:width="25.197cm" svg:height="12.772cm" svg:x="1.397cm" svg:y="6cm" presentation:class="outline" presentation:user-transformed="true">
          <draw:text-box>
            <text:p text:style-name="P8"><text:span text:style-name="T20">AMINORRESINAS</text:span></text:p>
            <text:p text:style-name="P8"><text:span text:style-name="T21">SE FORMAN POR LA POLICONDENSACIÓN DEL FORMALDEHÍDO CON LA UREA O CON LA MELAMINA. TIENEN PROPIEDADES PARECIDAS A LAS DE LA BAQUELITA. SE UTILIZAN EN LA FABRICACIÓN DE VAJILLAS DE ALTA CALIDAD, O EN LAS SUPERFICIES DE LAS ENCIMERAS DE LAS COCINAS.</text:span></text:p>
          </draw:text-box>
        </draw:frame>
        <anim:par presentation:node-type="timing-root">
          <anim:par smil:begin="id40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" smil:attributeName="visibility" smil:to="visible"/>
                  <anim:transitionFilter smil:dur="2s" smil:targetElement="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1+width/2;x" smil:keyTimes="0;1"/>
                  <anim:animate smil:dur="0.5s" smil:fill="hold" smil:targetElement="id5" smil:attributeName="y" smil:values="0-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38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39" draw:style-name="dp1" draw:master-page-name="Predeterminado" presentation:presentation-page-layout-name="AL2T1" draw:id="id41">
        <office:forms form:automatic-focus="false" form:apply-design-mode="false"/>
        <draw:frame presentation:style-name="pr1" draw:text-style-name="P11" draw:layer="layout" svg:width="25.197cm" svg:height="3.521cm" svg:x="1.397cm" svg:y="0.828cm" presentation:class="title" presentation:user-transformed="true">
          <draw:text-box>
            <text:p text:style-name="P10"><text:span text:style-name="T22">6. POLÍMEROS TERMOESTABLES: TERMOESTABLES CLÁSICOS</text:span></text:p>
          </draw:text-box>
        </draw:frame>
        <draw:frame presentation:style-name="pr4" draw:text-style-name="P9" draw:layer="layout" svg:width="25.197cm" svg:height="12.772cm" svg:x="1.397cm" svg:y="6cm" presentation:class="outline" presentation:user-transformed="true">
          <draw:text-box>
            <text:p text:style-name="P8"><text:span text:style-name="T20">SILICONAS</text:span></text:p>
            <text:p text:style-name="P8"><text:span text:style-name="T21">SE BASAN EN EL ENLACE Si-O</text:span></text:p>
            <text:p text:style-name="P8"><text:span text:style-name="T21">SON MUY FLEXIBLES Y RESISTEN BIEN EL ENVEJECIMIENTO Y EL CALOR. SE UTILIZAN EN AISLAMIENTOS DE CABLES Y SELLADOS DE JUNTAS.</text:span></text:p>
            <text:p text:style-name="P8"><text:span text:style-name="T21">LAS RESINAS DE SILICONA SON RÍGIDAS Y DURAS Y SE UTILIZAN COMO REVESTIMIENTOS AISLANTES Y EN PINTURAS INDUSTRIALES.</text:span></text:p>
            <text:p text:style-name="P8"><text:span text:style-name="T21"/></text:p>
          </draw:text-box>
        </draw:frame>
        <anim:par presentation:node-type="timing-root">
          <anim:par smil:begin="id41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" smil:attributeName="visibility" smil:to="visible"/>
                  <anim:animate smil:dur="0.5s" smil:fill="hold" smil:targetElement="" smil:attributeName="x" smil:values="1+width/2;x" smil:keyTimes="0;1"/>
                  <anim:animate smil:dur="0.5s" smil:fill="hold" smil:targetElement="" smil:attributeName="y" smil:values="0-height/2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39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40" draw:style-name="dp1" draw:master-page-name="Predeterminado" presentation:presentation-page-layout-name="AL1T0" draw:id="id42">
        <office:forms form:automatic-focus="false" form:apply-design-mode="false"/>
        <draw:frame presentation:style-name="pr5" draw:text-style-name="P15" draw:layer="layout" svg:width="25.193cm" svg:height="3.874cm" svg:x="1.397cm" svg:y="0.652cm" presentation:class="title">
          <draw:text-box>
            <text:p text:style-name="P14"><text:span text:style-name="T23">7. ELASTÓMEROS</text:span></text:p>
          </draw:text-box>
        </draw:frame>
        <draw:frame presentation:style-name="pr6" draw:text-style-name="P16" draw:layer="layout" svg:width="25.193cm" svg:height="13.61cm" svg:x="1.397cm" svg:y="5.037cm" presentation:class="subtitle">
          <draw:text-box>
            <text:p text:style-name="P16">LOS ELASTÓMEROS TIENEN ESTRUCTURAS LINEALES CON CADENAS MUY LARGAS Y ENRROLLADAS, UNIDAS POR ENLACES DISPERSOS.</text:p>
            <text:p text:style-name="P16">LA ELASTICIDAD DE ESTOS MATERIALES SE CONSIGUE TRAS UN PROCESO DE <text:span text:style-name="T24">VULCANIZACIÓN </text:span><text:span text:style-name="T25">(ADICIÓN DE AZUFRE QUE REALIZA PUENTES ENTRE LOS MONÓMEROS)</text:span></text:p>
          </draw:text-box>
        </draw:frame>
        <anim:par presentation:node-type="timing-root">
          <anim:par smil:begin="id42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" smil:attributeName="visibility" smil:to="visible"/>
                  <anim:transitionFilter smil:dur="2s" smil:targetElement="" smil:type="fade" smil:subtype="crossfade"/>
                  <anim:animate smil:dur="2s" smil:fill="hold" smil:targetElement="" smil:attributeName="width" smil:values="0;1" smil:keyTimes="0;1" anim:formula="width*sin(2.5*pi*$)"/>
                  <anim:animate smil:dur="2s" smil:fill="hold" smil:targetElement="" smil:attributeName="height" smil:values="height;height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40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41" draw:style-name="dp1" draw:master-page-name="Predeterminado" presentation:presentation-page-layout-name="AL1T0" draw:id="id43">
        <office:forms form:automatic-focus="false" form:apply-design-mode="false"/>
        <draw:frame presentation:style-name="pr5" draw:text-style-name="P15" draw:layer="layout" svg:width="25.193cm" svg:height="3.874cm" svg:x="1.397cm" svg:y="0.652cm" presentation:class="title">
          <draw:text-box>
            <text:p text:style-name="P14"><text:span text:style-name="T23">7. ELASTÓMEROS</text:span></text:p>
          </draw:text-box>
        </draw:frame>
        <draw:frame presentation:style-name="pr6" draw:text-style-name="P16" draw:layer="layout" svg:width="25.193cm" svg:height="14.081cm" svg:x="1.397cm" svg:y="4.802cm" presentation:class="subtitle" presentation:user-transformed="true">
          <draw:text-box>
            <text:p text:style-name="P16">UN EXCESO DE AZUFRE REDUNDA EN UNA EXCESIVA RIGIDEZ Y FRAGILIDAD DEL ELASTÓMERO</text:p>
            <text:p text:style-name="P16">LA LUZ, EL OXÍGENO Y EL CALOR VAN ROMPIENDO ALGUNOS DOBLES ENLACES DE LOS MONÓMEROS, QUE SE CONVIERTEN EN ENLACES INTERMOLECULARES, AUMENTANDO LA RIGIDEZ DEL MATERIAL (<text:span text:style-name="T24">ENVEJECIMIENTO DE LAS GOMAS)</text:span></text:p>
          </draw:text-box>
        </draw:frame>
        <anim:par presentation:node-type="timing-root">
          <anim:par smil:begin="id43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1+width/2;x" smil:keyTimes="0;1"/>
                  <anim:animate smil:dur="0.5s" smil:fill="hold" smil:targetElement="id5" smil:attributeName="y" smil:values="0-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41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42" draw:style-name="dp1" draw:master-page-name="Predeterminado" presentation:presentation-page-layout-name="AL1T0" draw:id="id44">
        <office:forms form:automatic-focus="false" form:apply-design-mode="false"/>
        <draw:frame presentation:style-name="pr5" draw:text-style-name="P15" draw:layer="layout" svg:width="25.193cm" svg:height="3.874cm" svg:x="1.397cm" svg:y="0.652cm" presentation:class="title">
          <draw:text-box>
            <text:p text:style-name="P14"><text:span text:style-name="T23">7. ELASTÓMEROS</text:span></text:p>
          </draw:text-box>
        </draw:frame>
        <draw:frame presentation:style-name="pr6" draw:text-style-name="P16" draw:layer="layout" svg:width="25.193cm" svg:height="13.61cm" svg:x="1.397cm" svg:y="5.037cm" presentation:class="subtitle" presentation:user-transformed="true">
          <draw:text-box>
            <text:p text:style-name="P16">LOS ELASTÓMEROS PUEDEN SER DE <text:span text:style-name="T24">ORIGEN NATURAL</text:span><text:span text:style-name="T25"> (CAUCHO PROVINIENTE DEL LÁTEX, DEBIDAMENTE VULCANIZADO) O DE ORIGEN SINTÉTICO (</text:span><text:span text:style-name="T24">POLIISOPRENO, CAUCHOS SINTÉTICOS, NEOPRENO)</text:span></text:p>
          </draw:text-box>
        </draw:frame>
        <anim:par presentation:node-type="timing-root">
          <anim:par smil:begin="id44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" smil:attributeName="visibility" smil:to="visible"/>
                  <anim:transitionFilter smil:dur="2s" smil:targetElement="" smil:type="fade" smil:subtype="crossfade"/>
                  <anim:animate smil:dur="2s" smil:fill="hold" smil:targetElement="" smil:attributeName="width" smil:values="0;1" smil:keyTimes="0;1" anim:formula="width*sin(2.5*pi*$)"/>
                  <anim:animate smil:dur="2s" smil:fill="hold" smil:targetElement="" smil:attributeName="height" smil:values="height;height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42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43" draw:style-name="dp1" draw:master-page-name="Predeterminado" presentation:presentation-page-layout-name="AL1T0" draw:id="id45">
        <office:forms form:automatic-focus="false" form:apply-design-mode="false"/>
        <draw:frame presentation:style-name="pr5" draw:text-style-name="P15" draw:layer="layout" svg:width="25.193cm" svg:height="3.874cm" svg:x="1.397cm" svg:y="0.652cm" presentation:class="title">
          <draw:text-box>
            <text:p text:style-name="P14"><text:span text:style-name="T23">7. ELASTÓMEROS</text:span></text:p>
          </draw:text-box>
        </draw:frame>
        <draw:frame presentation:style-name="pr6" draw:text-style-name="P16" draw:layer="layout" svg:width="25.193cm" svg:height="13.61cm" svg:x="1.397cm" svg:y="5.037cm" presentation:class="subtitle" presentation:user-transformed="true">
          <draw:text-box>
            <text:p text:style-name="P16">SI EL CAUCHO O GOMA NATURAL SE VULCANIZA CON MUCHO AZUFRE, SE OBTIENE UN PLÁSTICO DE ESTRUCTURA TRIDIMENSIONAL MUY DURO, LA <text:span text:style-name="T24">EBONITA</text:span><text:span text:style-name="T25"> O </text:span><text:span text:style-name="T24">GOMA DURA</text:span><text:span text:style-name="T25">.</text:span></text:p>
          </draw:text-box>
        </draw:frame>
        <anim:par presentation:node-type="timing-root">
          <anim:par smil:begin="id45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" smil:attributeName="visibility" smil:to="visible"/>
                  <anim:transitionFilter smil:dur="2s" smil:targetElement="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43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44" draw:style-name="dp1" draw:master-page-name="Predeterminado" presentation:presentation-page-layout-name="AL1T0" draw:id="id46">
        <office:forms form:automatic-focus="false" form:apply-design-mode="false"/>
        <draw:frame presentation:style-name="pr5" draw:text-style-name="P15" draw:layer="layout" svg:width="25.193cm" svg:height="3.874cm" svg:x="1.397cm" svg:y="0.652cm" presentation:class="title">
          <draw:text-box>
            <text:p text:style-name="P14"><text:span text:style-name="T23">7. ELASTÓMEROS</text:span></text:p>
          </draw:text-box>
        </draw:frame>
        <draw:frame presentation:style-name="pr6" draw:text-style-name="P16" draw:layer="layout" svg:width="25.193cm" svg:height="14.081cm" svg:x="1.397cm" svg:y="4.802cm" presentation:class="subtitle" presentation:user-transformed="true">
          <draw:text-box>
            <text:p text:style-name="P16">EL <text:span text:style-name="T24">POLIISOPRENO</text:span><text:span text:style-name="T25"> SE OBTIENE DIRECTAMENTE COMO DERIVADO DEL PETRÓLEO.</text:span></text:p>
            <text:p text:style-name="P16"><text:span text:style-name="T25">EL </text:span><text:span text:style-name="T24">NEOPRENO</text:span><text:span text:style-name="T25"> ES UN POLÍMERO DERIVADO DEL CLOROPRENO, QUE TIENE UN BUEN COMPORTAMIENTO A ENVEJECIMIENTO, Y QUE SE UTILIZA COMO REVESTIMIENTO DE CABLES ELÉCTRICOS A TEMPERATURAS DE SERVICIO AGRESIVAS PARA OTROS MATERIALES.</text:span></text:p>
          </draw:text-box>
        </draw:frame>
        <anim:par presentation:node-type="timing-root">
          <anim:par smil:begin="id46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" smil:attributeName="visibility" smil:to="visible"/>
                  <anim:transitionFilter smil:dur="2s" smil:targetElement="" smil:type="fade" smil:subtype="crossfade"/>
                  <anim:animate smil:dur="2s" smil:fill="hold" smil:targetElement="" smil:attributeName="width" smil:values="0;1" smil:keyTimes="0;1" anim:formula="width*sin(2.5*pi*$)"/>
                  <anim:animate smil:dur="2s" smil:fill="hold" smil:targetElement="" smil:attributeName="height" smil:values="height;height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  <anim:animate smil:dur="2s" smil:fill="hold" smil:targetElement="id5" smil:attributeName="width" smil:values="0;1" smil:keyTimes="0;1" anim:formula="width*sin(2.5*pi*$)"/>
                  <anim:animate smil:dur="2s" smil:fill="hold" smil:targetElement="id5" smil:attributeName="height" smil:values="height;height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44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45" draw:style-name="dp1" draw:master-page-name="Predeterminado" presentation:presentation-page-layout-name="AL1T0" draw:id="id47">
        <office:forms form:automatic-focus="false" form:apply-design-mode="false"/>
        <draw:frame presentation:style-name="pr5" draw:text-style-name="P15" draw:layer="layout" svg:width="25.193cm" svg:height="3.874cm" svg:x="1.397cm" svg:y="0.652cm" presentation:class="title">
          <draw:text-box>
            <text:p text:style-name="P14"><text:span text:style-name="T23">8. PLÁSTICOS MEJORADOS</text:span></text:p>
          </draw:text-box>
        </draw:frame>
        <draw:frame presentation:style-name="pr6" draw:text-style-name="P16" draw:layer="layout" svg:width="25.193cm" svg:height="13.61cm" svg:x="1.397cm" svg:y="5.037cm" presentation:class="subtitle" presentation:user-transformed="true">
          <draw:text-box>
            <text:p text:style-name="P16">LOS PLÁSTICOS MEJORADOS PUEDEN SER <text:span text:style-name="T24"><text:s/>REFORZADOS </text:span><text:span text:style-name="T25">O </text:span><text:span text:style-name="T24">LAMINADOS</text:span></text:p>
          </draw:text-box>
        </draw:frame>
        <anim:par presentation:node-type="timing-root">
          <anim:par smil:begin="id47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" smil:attributeName="visibility" smil:to="visible"/>
                  <anim:animate smil:dur="0.5s" smil:fill="hold" smil:targetElement="" smil:attributeName="x" smil:values="1+width/2;x" smil:keyTimes="0;1"/>
                  <anim:animate smil:dur="0.5s" smil:fill="hold" smil:targetElement="" smil:attributeName="y" smil:values="0-height/2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45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46" draw:style-name="dp1" draw:master-page-name="Predeterminado" presentation:presentation-page-layout-name="AL1T0" draw:id="id48">
        <office:forms form:automatic-focus="false" form:apply-design-mode="false"/>
        <draw:frame presentation:style-name="pr5" draw:text-style-name="P15" draw:layer="layout" svg:width="25.193cm" svg:height="3.874cm" svg:x="1.397cm" svg:y="0.652cm" presentation:class="title">
          <draw:text-box>
            <text:p text:style-name="P14"><text:span text:style-name="T23">8. PLÁSTICOS MEJORADOS</text:span></text:p>
          </draw:text-box>
        </draw:frame>
        <draw:frame presentation:style-name="pr6" draw:text-style-name="P17" draw:layer="layout" svg:width="25.193cm" svg:height="13.61cm" svg:x="1.397cm" svg:y="5.037cm" presentation:class="subtitle" presentation:user-transformed="true">
          <draw:text-box>
            <text:p text:style-name="P17"><text:span text:style-name="T24">PLÁSTICOS REFORZADOS</text:span><text:span text:style-name="T25">: ESTÁN FORMADOS POR LA UNIÓN DE UN PLÁSTICO CON OTRO MATERIAL DE REFUERZO QUE LE CONFIERE RESISTENCIA A LA TRACCIÓN. DICHO MATERIAL SE INTRODUCE EN FORMA DE FIBRAS EN EL PLÁSTICO</text:span></text:p>
            <text:p text:style-name="P17"><text:span text:style-name="T25">EJ: KEVLAR</text:span></text:p>
          </draw:text-box>
        </draw:frame>
        <anim:par presentation:node-type="timing-root">
          <anim:par smil:begin="id48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" smil:attributeName="visibility" smil:to="visible"/>
                  <anim:transitionFilter smil:dur="2s" smil:targetElement="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1+width/2;x" smil:keyTimes="0;1"/>
                  <anim:animate smil:dur="0.5s" smil:fill="hold" smil:targetElement="id5" smil:attributeName="y" smil:values="0-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46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47" draw:style-name="dp1" draw:master-page-name="Predeterminado" presentation:presentation-page-layout-name="AL1T0" draw:id="id49">
        <office:forms form:automatic-focus="false" form:apply-design-mode="false"/>
        <draw:frame presentation:style-name="pr5" draw:text-style-name="P15" draw:layer="layout" svg:width="25.193cm" svg:height="3.874cm" svg:x="1.397cm" svg:y="0.652cm" presentation:class="title">
          <draw:text-box>
            <text:p text:style-name="P14"><text:span text:style-name="T23">8. PLÁSTICOS MEJORADOS</text:span></text:p>
          </draw:text-box>
        </draw:frame>
        <draw:frame presentation:style-name="pr6" draw:text-style-name="P17" draw:layer="layout" svg:width="25.193cm" svg:height="13.61cm" svg:x="1.397cm" svg:y="5.037cm" presentation:class="subtitle" presentation:user-transformed="true">
          <draw:text-box>
            <text:p text:style-name="P17"><text:span text:style-name="T24">PLÁSTICOS LAMINADOS</text:span><text:span text:style-name="T25">: EL PLÁSTICO SE AÑADE A OTRO MATERIAL EN FORMA DE CAPA.</text:span></text:p>
            <text:list text:style-name="L7">
              <text:list-item>
                <text:p text:style-name="P17"><text:span text:style-name="T25">PLÁSTICO/PAPEL:TETRABRICKS</text:span></text:p>
              </text:list-item>
              <text:list-item>
                <text:p text:style-name="P17"><text:span text:style-name="T25">PLÁSTICO/VIDRIO: VIDRIOS DE SEGURIDAD</text:span></text:p>
              </text:list-item>
              <text:list-item>
                <text:p text:style-name="P17"><text:span text:style-name="T25">PLÁSTICO/METAL: LATAS DE CONSERVA</text:span></text:p>
              </text:list-item>
              <text:list-item>
                <text:p text:style-name="P17"><text:span text:style-name="T25">PLÁSTICO TEJIDOS: CUEROS SINTÉTICOS</text:span></text:p>
              </text:list-item>
              <text:list-item>
                <text:p text:style-name="P17"><text:span text:style-name="T25">PLÁSTICO/PLÁSTICO: ENVASES DE ALIMENTOS</text:span></text:p>
              </text:list-item>
            </text:list>
          </draw:text-box>
        </draw:frame>
        <anim:par presentation:node-type="timing-root">
          <anim:par smil:begin="id49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" smil:attributeName="visibility" smil:to="visible"/>
                  <anim:animate smil:dur="0.5s" smil:fill="hold" smil:targetElement="" smil:attributeName="x" smil:values="1+width/2;x" smil:keyTimes="0;1"/>
                  <anim:animate smil:dur="0.5s" smil:fill="hold" smil:targetElement="" smil:attributeName="y" smil:values="0-height/2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  <anim:animate smil:dur="2s" smil:fill="hold" smil:targetElement="id5" smil:attributeName="width" smil:values="0;1" smil:keyTimes="0;1" anim:formula="width*sin(2.5*pi*$)"/>
                  <anim:animate smil:dur="2s" smil:fill="hold" smil:targetElement="id5" smil:attributeName="height" smil:values="height;height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47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48" draw:style-name="dp1" draw:master-page-name="Predeterminado" presentation:presentation-page-layout-name="AL1T0" draw:id="id50">
        <office:forms form:automatic-focus="false" form:apply-design-mode="false"/>
        <draw:frame presentation:style-name="pr5" draw:text-style-name="P15" draw:layer="layout" svg:width="25.193cm" svg:height="3.874cm" svg:x="1.397cm" svg:y="0.652cm" presentation:class="title">
          <draw:text-box>
            <text:p text:style-name="P14"><text:span text:style-name="T23">9. MATERIALES PLÁSTICOS Y MEDIO AMBIENTE</text:span></text:p>
          </draw:text-box>
        </draw:frame>
        <draw:frame presentation:style-name="pr6" draw:text-style-name="P17" draw:layer="layout" svg:width="25.193cm" svg:height="14.081cm" svg:x="1.397cm" svg:y="4.802cm" presentation:class="subtitle" presentation:user-transformed="true">
          <draw:text-box>
            <text:p text:style-name="P17"><text:span text:style-name="T25">LOS PLÁSTICOS SON MUY CONTAMINANTES:</text:span></text:p>
            <text:list text:style-name="L8">
              <text:list-item>
                <text:p text:style-name="P17"><text:span text:style-name="T25">EN SU GENERACIÓN (PROCESOS QUÍMICOS MUY CONTAMINANTES Y ALTO CONSUMO DE ENERGÍA)</text:span></text:p>
              </text:list-item>
              <text:list-item>
                <text:p text:style-name="P17"><text:span text:style-name="T25">EN SU DESECHADO (NO SON BIODEGRADABLES)</text:span></text:p>
                <text:p text:style-name="P17"><text:span text:style-name="T25"/></text:p>
                <text:p text:style-name="P17"><text:span text:style-name="T25">NO OBSTANTE, LOS PLÁSTICOS TERMOPLÁSTICOS SUELEN SER REUTILIZABLES (RECICLADO)</text:span></text:p>
              </text:list-item>
            </text:list>
          </draw:text-box>
        </draw:frame>
        <anim:par presentation:node-type="timing-root">
          <anim:par smil:begin="id50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48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Predeterminado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Predeterminado-backgroundobjects" style:family="presentation">
      <style:graphic-properties fo:padding-top="0cm" fo:padding-bottom="0cm" fo:padding-left="0cm" fo:padding-right="0cm" draw:shadow="hidden" draw:shadow-offset-x="0.3cm" draw:shadow-offset-y="0.3cm" draw:shadow-color="#808080">
        <text:list-style style:name="Predeterminado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Predeterminado-notes" style:family="presentation">
      <style:graphic-properties draw:stroke="none" draw:fill="none" fo:padding-top="0cm" fo:padding-bottom="0cm" fo:padding-left="0cm" fo:padding-right="0cm">
        <text:list-style style:name="Predeterminado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fo:padding-top="0cm" fo:padding-bottom="0cm" fo:padding-left="0cm" fo:padding-right="0cm">
        <text:list-style style:name="Predeterminado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104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2.063cm" fo:margin-right="0cm" fo:margin-top="0cm" fo:margin-bottom="0.401cm" fo:line-height="104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font-relief="none"/>
    </style:style>
    <style:style style:name="Predeterminado-outline3" style:family="presentation" style:parent-style-name="Predeterminado-outline2">
      <style:paragraph-properties fo:margin-left="3.175cm" fo:margin-right="0cm" fo:margin-top="0cm" fo:margin-bottom="0.299cm" fo:line-height="10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4.445cm" fo:margin-right="0cm" fo:margin-top="0cm" fo:margin-bottom="0.202cm" fo:line-height="10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5.715cm" fo:margin-right="0cm" fo:margin-top="0cm" fo:margin-bottom="0.101cm" fo:line-height="10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5.715cm" fo:margin-right="0cm" fo:margin-top="0cm" fo:margin-bottom="0.101cm" fo:line-height="10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5.715cm" fo:margin-right="0cm" fo:margin-top="0cm" fo:margin-bottom="0.101cm" fo:line-height="10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5.715cm" fo:margin-right="0cm" fo:margin-top="0cm" fo:margin-bottom="0.101cm" fo:line-height="10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5.715cm" fo:margin-right="0cm" fo:margin-top="0cm" fo:margin-bottom="0.101cm" fo:line-height="10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4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 fo:padding-top="0cm" fo:padding-bottom="0cm" fo:padding-left="0cm" fo:padding-right="0cm">
        <text:list-style style:name="Predeterminado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Predeterminado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4cm" fo:min-width="0cm" fo:padding-top="0cm" fo:padding-bottom="0cm" fo:padding-left="0cm" fo:padding-right="0cm" fo:wrap-option="wrap" draw:shadow="hidden" draw:shadow-color="#808080"/>
    </style:style>
    <style:style style:name="Mpr2" style:family="presentation" style:parent-style-name="Predeterminado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4cm" fo:min-width="0cm" fo:padding-top="0cm" fo:padding-bottom="0cm" fo:padding-left="0cm" fo:padding-right="0cm" fo:wrap-option="wrap" draw:shadow="hidden" draw:shadow-color="#808080"/>
    </style:style>
    <style:style style:name="Mpr3" style:family="presentation" style:parent-style-name="Predeterminado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4cm" fo:min-width="0cm" fo:padding-top="0cm" fo:padding-bottom="0cm" fo:padding-left="0cm" fo:padding-right="0cm" fo:wrap-option="wrap" draw:shadow="hidden" draw:shadow-color="#808080"/>
    </style:style>
    <style:style style:name="Mpr4" style:family="presentation" style:parent-style-name="Predeterminado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="hidden" draw:shadow-color="#808080"/>
    </style:style>
    <style:style style:name="Mpr5" style:family="presentation" style:parent-style-name="Predeterminado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="hidden" draw:shadow-color="#808080"/>
    </style:style>
    <style:style style:name="Mpr6" style:family="presentation" style:parent-style-name="Predeterminado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 draw:shadow="hidden" draw:shadow-color="#808080"/>
    </style:style>
    <style:style style:name="Mpr7" style:family="presentation" style:parent-style-name="Predeterminado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2%" fo:text-indent="0cm" style:line-break="strict" style:writing-mode="lr-tb"/>
    </style:style>
    <style:style style:name="MP4" style:family="paragraph">
      <style:paragraph-properties fo:margin-left="0cm" fo:margin-right="0cm" fo:line-height="102%" fo:text-indent="0cm" style:line-break="strict" style:writing-mode="lr-tb" style:font-independent-line-spacing="true"/>
    </style:style>
    <style:style style:name="MP5" style:family="paragraph">
      <style:paragraph-properties fo:margin-left="0cm" fo:margin-right="0cm" fo:line-height="102%" fo:text-align="center" fo:text-indent="0cm" style:line-break="strict" style:writing-mode="lr-tb"/>
    </style:style>
    <style:style style:name="MP6" style:family="paragraph">
      <style:paragraph-properties fo:margin-left="0cm" fo:margin-right="0cm" fo:line-height="102%" fo:text-align="center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102%" fo:text-align="end" fo:text-indent="0cm" style:line-break="strict" style:writing-mode="lr-tb"/>
    </style:style>
    <style:style style:name="MP8" style:family="paragraph">
      <style:paragraph-properties fo:margin-left="0cm" fo:margin-right="0cm" fo:line-height="102%" fo:text-align="end" fo:text-indent="0cm" style:line-break="strict" style:writing-mode="lr-tb" style:font-independent-line-spacing="true"/>
    </style:style>
    <style:style style:name="MP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'Times New Roman'" style:font-family-generic="roman" style:font-pitch="variable" fo:font-size="14pt" fo:language="es" fo:country="ES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3cm" svg:height="3.873cm" svg:x="1.397cm" svg:y="0.652cm" presentation:class="title" presentation:placeholder="true">
        <draw:text-box/>
      </draw:frame>
      <draw:frame presentation:style-name="Predeterminado-outline1" draw:layer="backgroundobjects" svg:width="25.193cm" svg:height="13.86cm" svg:x="1.397cm" svg:y="4.912cm" presentation:class="outline" presentation:placeholder="true">
        <draw:text-box/>
      </draw:frame>
      <draw:frame presentation:style-name="Mpr1" draw:text-style-name="MP4" draw:layer="backgroundobjects" svg:width="6.517cm" svg:height="1.443cm" svg:x="1.397cm" svg:y="19.129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6" draw:layer="backgroundobjects" svg:width="8.872cm" svg:height="1.443cm" svg:x="9.578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3" draw:text-style-name="MP8" draw:layer="backgroundobjects" svg:width="6.518cm" svg:height="1.443cm" svg:x="20.077cm" svg:y="19.129cm" presentation:class="page-number">
        <draw:text-box>
          <text:p text:style-name="MP7"><text:span text:style-name="MT2"><text:page-number>&lt;número&gt;</text:page-number></text:span></text:p>
        </draw:text-box>
      </draw:frame>
      <presentation:notes style:page-layout-name="PM0">
        <draw:rect draw:style-name="Mgr3" draw:text-style-name="MP9" draw:layer="backgroundobjects" svg:width="21cm" svg:height="29.7cm" svg:x="0cm" svg:y="0cm">
          <text:p/>
        </draw:rect>
        <draw:page-thumbnail presentation:style-name="Predeterminado-title" draw:layer="backgroundobjects" svg:width="14.843cm" svg:height="11.131cm" svg:x="3.073cm" svg:y="2.258cm" presentation:class="page"/>
        <draw:frame presentation:style-name="Predeterminado-notes" draw:layer="backgroundobjects" svg:width="16.797cm" svg:height="13.362cm" svg:x="2.098cm" svg:y="14.106cm" presentation:class="notes" presentation:placeholder="true">
          <draw:text-box/>
        </draw:frame>
        <draw:frame presentation:style-name="Mpr4" draw:text-style-name="MP4" draw:layer="backgroundobjects" svg:width="9.11cm" svg:height="1.483cm" svg:x="0cm" svg:y="0cm" presentation:class="header">
          <draw:text-box>
            <text:p text:style-name="MP3"><text:span text:style-name="MT2"><presentation:header/></text:span></text:p>
          </draw:text-box>
        </draw:frame>
        <draw:frame presentation:style-name="Mpr5" draw:text-style-name="MP8" draw:layer="backgroundobjects" svg:width="9.111cm" svg:height="1.483cm" svg:x="11.883cm" svg:y="0cm" presentation:class="date-time">
          <draw:text-box>
            <text:p text:style-name="MP7"><text:span text:style-name="MT2"><presentation:date-time/></text:span></text:p>
          </draw:text-box>
        </draw:frame>
        <draw:frame presentation:style-name="Mpr6" draw:text-style-name="MP4" draw:layer="backgroundobjects" svg:width="9.11cm" svg:height="1.483cm" svg:x="0cm" svg:y="28.212cm" presentation:class="footer">
          <draw:text-box>
            <text:p text:style-name="MP3"><text:span text:style-name="MT2"><presentation:footer/></text:span></text:p>
          </draw:text-box>
        </draw:frame>
        <draw:frame presentation:style-name="Mpr7" draw:text-style-name="MP8" draw:layer="backgroundobjects" svg:width="9.111cm" svg:height="1.483cm" svg:x="11.883cm" svg:y="28.212cm" presentation:class="page-number">
          <draw:text-box>
            <text:p text:style-name="MP7"><text:span text:style-name="MT2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aula </meta:initial-creator>
    <meta:creation-date>2009-09-26T17:51:08</meta:creation-date>
    <dc:creator>Antonio Gómez</dc:creator>
    <dc:date>2010-04-05T12:10:55</dc:date>
    <meta:editing-cycles>62</meta:editing-cycles>
    <meta:editing-duration>PT16H13M01S</meta:editing-duration>
    <meta:generator>OpenOffice.org/3.1$Linux OpenOffice.org_project/310m19$Build-9420</meta:generator>
    <meta:document-statistic meta:object-count="214"/>
  </office:meta>
</office:document-meta>
</file>